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2.596cm" style:rel-column-width="10009*"/>
    </style:style>
    <style:style style:name="Táblázat1.B" style:family="table-column">
      <style:table-column-properties style:column-width="5.207cm" style:rel-column-width="20072*"/>
    </style:style>
    <style:style style:name="Táblázat1.C" style:family="table-column">
      <style:table-column-properties style:column-width="9.197cm" style:rel-column-width="35454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13cm" fo:margin-left="0cm" table:align="left" style:may-break-between-rows="false"/>
    </style:style>
    <style:style style:name="Táblázat2.A" style:family="table-column">
      <style:table-column-properties style:column-width="0.794cm"/>
    </style:style>
    <style:style style:name="Táblázat2.C" style:family="table-column">
      <style:table-column-properties style:column-width="0.82cm"/>
    </style:style>
    <style:style style:name="Táblázat2.D" style:family="table-column">
      <style:table-column-properties style:column-width="3.281cm"/>
    </style:style>
    <style:style style:name="Táblázat2.E" style:family="table-column">
      <style:table-column-properties style:column-width="5.609cm"/>
    </style:style>
    <style:style style:name="Táblázat2.F" style:family="table-column">
      <style:table-column-properties style:column-width="5.715cm"/>
    </style:style>
    <style:style style:name="Táblázat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D2" style:family="table-cell">
      <style:table-cell-properties fo:padding="0.097cm" fo:border-left="0.05pt solid #000000" fo:border-right="none" fo:border-top="none" fo:border-bottom="0.05pt solid #000000"/>
    </style:style>
    <style:style style:name="Táblázat2.E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3" style:family="table-cell">
      <style:table-cell-properties fo:padding="0.097cm" fo:border-left="0.05pt solid #000000" fo:border-right="none" fo:border-top="none" fo:border-bottom="0.05pt solid #000000"/>
    </style:style>
    <style:style style:name="Táblázat2.E3" style:family="table-cell">
      <style:table-cell-properties fo:padding="0.097cm" fo:border-left="0.05pt solid #000000" fo:border-right="none" fo:border-top="none" fo:border-bottom="0.05pt solid #000000"/>
    </style:style>
    <style:style style:name="Táblázat2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4" style:family="table-cell">
      <style:table-cell-properties fo:padding="0.097cm" fo:border-left="0.05pt solid #000000" fo:border-right="none" fo:border-top="none" fo:border-bottom="0.05pt solid #000000"/>
    </style:style>
    <style:style style:name="Táblázat2.E4" style:family="table-cell">
      <style:table-cell-properties fo:padding="0.097cm" fo:border-left="0.05pt solid #000000" fo:border-right="none" fo:border-top="none" fo:border-bottom="0.05pt solid #000000"/>
    </style:style>
    <style:style style:name="Táblázat2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5" style:family="table-cell">
      <style:table-cell-properties fo:padding="0.097cm" fo:border-left="0.05pt solid #000000" fo:border-right="none" fo:border-top="none" fo:border-bottom="0.05pt solid #000000"/>
    </style:style>
    <style:style style:name="Táblázat2.E5" style:family="table-cell">
      <style:table-cell-properties fo:padding="0.097cm" fo:border-left="0.05pt solid #000000" fo:border-right="none" fo:border-top="none" fo:border-bottom="0.05pt solid #000000"/>
    </style:style>
    <style:style style:name="Táblázat2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6" style:family="table-cell">
      <style:table-cell-properties fo:padding="0.097cm" fo:border-left="0.05pt solid #000000" fo:border-right="none" fo:border-top="none" fo:border-bottom="0.05pt solid #000000"/>
    </style:style>
    <style:style style:name="Táblázat2.E6" style:family="table-cell">
      <style:table-cell-properties fo:padding="0.097cm" fo:border-left="0.05pt solid #000000" fo:border-right="none" fo:border-top="none" fo:border-bottom="0.05pt solid #000000"/>
    </style:style>
    <style:style style:name="Táblázat2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7" style:family="table-cell">
      <style:table-cell-properties fo:padding="0.097cm" fo:border-left="0.05pt solid #000000" fo:border-right="none" fo:border-top="none" fo:border-bottom="0.05pt solid #000000"/>
    </style:style>
    <style:style style:name="Táblázat2.D7" style:family="table-cell">
      <style:table-cell-properties fo:padding="0.097cm" fo:border-left="0.05pt solid #000000" fo:border-right="none" fo:border-top="none" fo:border-bottom="0.05pt solid #000000"/>
    </style:style>
    <style:style style:name="Táblázat2.E7" style:family="table-cell">
      <style:table-cell-properties fo:padding="0.097cm" fo:border-left="0.05pt solid #000000" fo:border-right="none" fo:border-top="none" fo:border-bottom="0.05pt solid #000000"/>
    </style:style>
    <style:style style:name="Táblázat2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8" style:family="table-cell">
      <style:table-cell-properties fo:padding="0.097cm" fo:border-left="0.05pt solid #000000" fo:border-right="none" fo:border-top="none" fo:border-bottom="0.05pt solid #000000"/>
    </style:style>
    <style:style style:name="Táblázat2.B8" style:family="table-cell">
      <style:table-cell-properties fo:padding="0.097cm" fo:border-left="0.05pt solid #000000" fo:border-right="none" fo:border-top="none" fo:border-bottom="0.05pt solid #000000"/>
    </style:style>
    <style:style style:name="Táblázat2.D8" style:family="table-cell">
      <style:table-cell-properties fo:padding="0.097cm" fo:border-left="0.05pt solid #000000" fo:border-right="none" fo:border-top="none" fo:border-bottom="0.05pt solid #000000"/>
    </style:style>
    <style:style style:name="Táblázat2.E8" style:family="table-cell">
      <style:table-cell-properties fo:padding="0.097cm" fo:border-left="0.05pt solid #000000" fo:border-right="none" fo:border-top="none" fo:border-bottom="0.05pt solid #000000"/>
    </style:style>
    <style:style style:name="Táblázat2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9" style:family="table-cell">
      <style:table-cell-properties fo:padding="0.097cm" fo:border-left="0.05pt solid #000000" fo:border-right="none" fo:border-top="none" fo:border-bottom="0.05pt solid #000000"/>
    </style:style>
    <style:style style:name="Táblázat2.B9" style:family="table-cell">
      <style:table-cell-properties fo:padding="0.097cm" fo:border-left="0.05pt solid #000000" fo:border-right="none" fo:border-top="none" fo:border-bottom="0.05pt solid #000000"/>
    </style:style>
    <style:style style:name="Táblázat2.D9" style:family="table-cell">
      <style:table-cell-properties fo:padding="0.097cm" fo:border-left="0.05pt solid #000000" fo:border-right="none" fo:border-top="none" fo:border-bottom="0.05pt solid #000000"/>
    </style:style>
    <style:style style:name="Táblázat2.E9" style:family="table-cell">
      <style:table-cell-properties fo:padding="0.097cm" fo:border-left="0.05pt solid #000000" fo:border-right="none" fo:border-top="none" fo:border-bottom="0.05pt solid #000000"/>
    </style:style>
    <style:style style:name="Táblázat2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0" style:family="table-cell">
      <style:table-cell-properties fo:padding="0.097cm" fo:border-left="0.05pt solid #000000" fo:border-right="none" fo:border-top="none" fo:border-bottom="0.05pt solid #000000"/>
    </style:style>
    <style:style style:name="Táblázat2.B10" style:family="table-cell">
      <style:table-cell-properties fo:padding="0.097cm" fo:border-left="0.05pt solid #000000" fo:border-right="none" fo:border-top="none" fo:border-bottom="0.05pt solid #000000"/>
    </style:style>
    <style:style style:name="Táblázat2.D10" style:family="table-cell">
      <style:table-cell-properties fo:padding="0.097cm" fo:border-left="0.05pt solid #000000" fo:border-right="none" fo:border-top="none" fo:border-bottom="0.05pt solid #000000"/>
    </style:style>
    <style:style style:name="Táblázat2.E10" style:family="table-cell">
      <style:table-cell-properties fo:padding="0.097cm" fo:border-left="0.05pt solid #000000" fo:border-right="none" fo:border-top="none" fo:border-bottom="0.05pt solid #000000"/>
    </style:style>
    <style:style style:name="Táblázat2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1" style:family="table-cell">
      <style:table-cell-properties fo:padding="0.097cm" fo:border-left="0.05pt solid #000000" fo:border-right="none" fo:border-top="none" fo:border-bottom="0.05pt solid #000000"/>
    </style:style>
    <style:style style:name="Táblázat2.B11" style:family="table-cell">
      <style:table-cell-properties fo:padding="0.097cm" fo:border-left="0.05pt solid #000000" fo:border-right="none" fo:border-top="none" fo:border-bottom="0.05pt solid #000000"/>
    </style:style>
    <style:style style:name="Táblázat2.D11" style:family="table-cell">
      <style:table-cell-properties fo:padding="0.097cm" fo:border-left="0.05pt solid #000000" fo:border-right="none" fo:border-top="none" fo:border-bottom="0.05pt solid #000000"/>
    </style:style>
    <style:style style:name="Táblázat2.E11" style:family="table-cell">
      <style:table-cell-properties fo:padding="0.097cm" fo:border-left="0.05pt solid #000000" fo:border-right="none" fo:border-top="none" fo:border-bottom="0.05pt solid #000000"/>
    </style:style>
    <style:style style:name="Táblázat2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2" style:family="table-cell">
      <style:table-cell-properties fo:padding="0.097cm" fo:border-left="0.05pt solid #000000" fo:border-right="none" fo:border-top="none" fo:border-bottom="0.05pt solid #000000"/>
    </style:style>
    <style:style style:name="Táblázat2.B12" style:family="table-cell">
      <style:table-cell-properties fo:padding="0.097cm" fo:border-left="0.05pt solid #000000" fo:border-right="none" fo:border-top="none" fo:border-bottom="0.05pt solid #000000"/>
    </style:style>
    <style:style style:name="Táblázat2.D12" style:family="table-cell">
      <style:table-cell-properties fo:padding="0.097cm" fo:border-left="0.05pt solid #000000" fo:border-right="none" fo:border-top="none" fo:border-bottom="0.05pt solid #000000"/>
    </style:style>
    <style:style style:name="Táblázat2.E12" style:family="table-cell">
      <style:table-cell-properties fo:padding="0.097cm" fo:border-left="0.05pt solid #000000" fo:border-right="none" fo:border-top="none" fo:border-bottom="0.05pt solid #000000"/>
    </style:style>
    <style:style style:name="Táblázat2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3" style:family="table-cell">
      <style:table-cell-properties fo:padding="0.097cm" fo:border-left="0.05pt solid #000000" fo:border-right="none" fo:border-top="none" fo:border-bottom="0.05pt solid #000000"/>
    </style:style>
    <style:style style:name="Táblázat2.B13" style:family="table-cell">
      <style:table-cell-properties fo:padding="0.097cm" fo:border-left="0.05pt solid #000000" fo:border-right="none" fo:border-top="none" fo:border-bottom="0.05pt solid #000000"/>
    </style:style>
    <style:style style:name="Táblázat2.D13" style:family="table-cell">
      <style:table-cell-properties fo:padding="0.097cm" fo:border-left="0.05pt solid #000000" fo:border-right="none" fo:border-top="none" fo:border-bottom="0.05pt solid #000000"/>
    </style:style>
    <style:style style:name="Táblázat2.E13" style:family="table-cell">
      <style:table-cell-properties fo:padding="0.097cm" fo:border-left="0.05pt solid #000000" fo:border-right="none" fo:border-top="none" fo:border-bottom="0.05pt solid #000000"/>
    </style:style>
    <style:style style:name="Táblázat2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4" style:family="table-cell">
      <style:table-cell-properties fo:padding="0.097cm" fo:border-left="0.05pt solid #000000" fo:border-right="none" fo:border-top="none" fo:border-bottom="0.05pt solid #000000"/>
    </style:style>
    <style:style style:name="Táblázat2.B14" style:family="table-cell">
      <style:table-cell-properties fo:padding="0.097cm" fo:border-left="0.05pt solid #000000" fo:border-right="none" fo:border-top="none" fo:border-bottom="0.05pt solid #000000"/>
    </style:style>
    <style:style style:name="Táblázat2.D14" style:family="table-cell">
      <style:table-cell-properties fo:padding="0.097cm" fo:border-left="0.05pt solid #000000" fo:border-right="none" fo:border-top="none" fo:border-bottom="0.05pt solid #000000"/>
    </style:style>
    <style:style style:name="Táblázat2.E14" style:family="table-cell">
      <style:table-cell-properties fo:padding="0.097cm" fo:border-left="0.05pt solid #000000" fo:border-right="none" fo:border-top="none" fo:border-bottom="0.05pt solid #000000"/>
    </style:style>
    <style:style style:name="Táblázat2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5" style:family="table-cell">
      <style:table-cell-properties fo:padding="0.097cm" fo:border-left="0.05pt solid #000000" fo:border-right="none" fo:border-top="none" fo:border-bottom="0.05pt solid #000000"/>
    </style:style>
    <style:style style:name="Táblázat2.B15" style:family="table-cell">
      <style:table-cell-properties fo:padding="0.097cm" fo:border-left="0.05pt solid #000000" fo:border-right="none" fo:border-top="none" fo:border-bottom="0.05pt solid #000000"/>
    </style:style>
    <style:style style:name="Táblázat2.D15" style:family="table-cell">
      <style:table-cell-properties fo:padding="0.097cm" fo:border-left="0.05pt solid #000000" fo:border-right="none" fo:border-top="none" fo:border-bottom="0.05pt solid #000000"/>
    </style:style>
    <style:style style:name="Táblázat2.E15" style:family="table-cell">
      <style:table-cell-properties fo:padding="0.097cm" fo:border-left="0.05pt solid #000000" fo:border-right="none" fo:border-top="none" fo:border-bottom="0.05pt solid #000000"/>
    </style:style>
    <style:style style:name="Táblázat2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6" style:family="table-cell">
      <style:table-cell-properties fo:padding="0.097cm" fo:border-left="0.05pt solid #000000" fo:border-right="none" fo:border-top="none" fo:border-bottom="0.05pt solid #000000"/>
    </style:style>
    <style:style style:name="Táblázat2.B16" style:family="table-cell">
      <style:table-cell-properties fo:padding="0.097cm" fo:border-left="0.05pt solid #000000" fo:border-right="none" fo:border-top="none" fo:border-bottom="0.05pt solid #000000"/>
    </style:style>
    <style:style style:name="Táblázat2.D16" style:family="table-cell">
      <style:table-cell-properties fo:padding="0.097cm" fo:border-left="0.05pt solid #000000" fo:border-right="none" fo:border-top="none" fo:border-bottom="0.05pt solid #000000"/>
    </style:style>
    <style:style style:name="Táblázat2.E16" style:family="table-cell">
      <style:table-cell-properties fo:padding="0.097cm" fo:border-left="0.05pt solid #000000" fo:border-right="none" fo:border-top="none" fo:border-bottom="0.05pt solid #000000"/>
    </style:style>
    <style:style style:name="Táblázat2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7" style:family="table-cell">
      <style:table-cell-properties fo:padding="0.097cm" fo:border-left="0.05pt solid #000000" fo:border-right="none" fo:border-top="none" fo:border-bottom="0.05pt solid #000000"/>
    </style:style>
    <style:style style:name="Táblázat2.B17" style:family="table-cell">
      <style:table-cell-properties fo:padding="0.097cm" fo:border-left="0.05pt solid #000000" fo:border-right="none" fo:border-top="none" fo:border-bottom="0.05pt solid #000000"/>
    </style:style>
    <style:style style:name="Táblázat2.D17" style:family="table-cell">
      <style:table-cell-properties fo:padding="0.097cm" fo:border-left="0.05pt solid #000000" fo:border-right="none" fo:border-top="none" fo:border-bottom="0.05pt solid #000000"/>
    </style:style>
    <style:style style:name="Táblázat2.E17" style:family="table-cell">
      <style:table-cell-properties fo:padding="0.097cm" fo:border-left="0.05pt solid #000000" fo:border-right="none" fo:border-top="none" fo:border-bottom="0.05pt solid #000000"/>
    </style:style>
    <style:style style:name="Táblázat2.F1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8" style:family="table-cell">
      <style:table-cell-properties fo:padding="0.097cm" fo:border-left="0.05pt solid #000000" fo:border-right="none" fo:border-top="none" fo:border-bottom="0.05pt solid #000000"/>
    </style:style>
    <style:style style:name="Táblázat2.B18" style:family="table-cell">
      <style:table-cell-properties fo:padding="0.097cm" fo:border-left="0.05pt solid #000000" fo:border-right="none" fo:border-top="none" fo:border-bottom="0.05pt solid #000000"/>
    </style:style>
    <style:style style:name="Táblázat2.D18" style:family="table-cell">
      <style:table-cell-properties fo:padding="0.097cm" fo:border-left="0.05pt solid #000000" fo:border-right="none" fo:border-top="none" fo:border-bottom="0.05pt solid #000000"/>
    </style:style>
    <style:style style:name="Táblázat2.E18" style:family="table-cell">
      <style:table-cell-properties fo:padding="0.097cm" fo:border-left="0.05pt solid #000000" fo:border-right="none" fo:border-top="none" fo:border-bottom="0.05pt solid #000000"/>
    </style:style>
    <style:style style:name="Táblázat2.F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9" style:family="table-cell">
      <style:table-cell-properties fo:padding="0.097cm" fo:border-left="0.05pt solid #000000" fo:border-right="none" fo:border-top="none" fo:border-bottom="0.05pt solid #000000"/>
    </style:style>
    <style:style style:name="Táblázat2.B19" style:family="table-cell">
      <style:table-cell-properties fo:padding="0.097cm" fo:border-left="0.05pt solid #000000" fo:border-right="none" fo:border-top="none" fo:border-bottom="0.05pt solid #000000"/>
    </style:style>
    <style:style style:name="Táblázat2.D19" style:family="table-cell">
      <style:table-cell-properties fo:padding="0.097cm" fo:border-left="0.05pt solid #000000" fo:border-right="none" fo:border-top="none" fo:border-bottom="0.05pt solid #000000"/>
    </style:style>
    <style:style style:name="Táblázat2.E19" style:family="table-cell">
      <style:table-cell-properties fo:padding="0.097cm" fo:border-left="0.05pt solid #000000" fo:border-right="none" fo:border-top="none" fo:border-bottom="0.05pt solid #000000"/>
    </style:style>
    <style:style style:name="Táblázat2.F1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6.907cm" fo:margin-left="0.099cm" table:align="left" style:may-break-between-rows="false"/>
    </style:style>
    <style:style style:name="Táblázat3.A" style:family="table-column">
      <style:table-column-properties style:column-width="0.688cm"/>
    </style:style>
    <style:style style:name="Táblázat3.B" style:family="table-column">
      <style:table-column-properties style:column-width="0.82cm"/>
    </style:style>
    <style:style style:name="Táblázat3.C" style:family="table-column">
      <style:table-column-properties style:column-width="0.794cm"/>
    </style:style>
    <style:style style:name="Táblázat3.D" style:family="table-column">
      <style:table-column-properties style:column-width="2.91cm"/>
    </style:style>
    <style:style style:name="Táblázat3.E" style:family="table-column">
      <style:table-column-properties style:column-width="3.089cm"/>
    </style:style>
    <style:style style:name="Táblázat3.F" style:family="table-column">
      <style:table-column-properties style:column-width="8.606cm"/>
    </style:style>
    <style:style style:name="Táblázat3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F1" style:family="table-cell">
      <style:table-cell-properties fo:padding="0.097cm" fo:border="0.05pt solid #000000"/>
    </style:style>
    <style:style style:name="Táblázat3.D2" style:family="table-cell">
      <style:table-cell-properties fo:padding="0.097cm" fo:border-left="0.05pt solid #000000" fo:border-right="none" fo:border-top="none" fo:border-bottom="0.05pt solid #000000"/>
    </style:style>
    <style:style style:name="Táblázat3.E2" style:family="table-cell">
      <style:table-cell-properties fo:padding="0.097cm" fo:border-left="0.05pt solid #000000" fo:border-right="none" fo:border-top="none" fo:border-bottom="0.05pt solid #000000"/>
    </style:style>
    <style:style style:name="Táblázat3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3" style:family="table-cell">
      <style:table-cell-properties fo:padding="0.097cm" fo:border-left="0.05pt solid #000000" fo:border-right="none" fo:border-top="none" fo:border-bottom="0.05pt solid #000000"/>
    </style:style>
    <style:style style:name="Táblázat3.E3" style:family="table-cell">
      <style:table-cell-properties fo:padding="0.097cm" fo:border-left="0.05pt solid #000000" fo:border-right="none" fo:border-top="none" fo:border-bottom="0.05pt solid #000000"/>
    </style:style>
    <style:style style:name="Táblázat3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4" style:family="table-cell">
      <style:table-cell-properties fo:padding="0.097cm" fo:border-left="0.05pt solid #000000" fo:border-right="none" fo:border-top="none" fo:border-bottom="0.05pt solid #000000"/>
    </style:style>
    <style:style style:name="Táblázat3.E4" style:family="table-cell">
      <style:table-cell-properties fo:padding="0.097cm" fo:border-left="0.05pt solid #000000" fo:border-right="none" fo:border-top="none" fo:border-bottom="0.05pt solid #000000"/>
    </style:style>
    <style:style style:name="Táblázat3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97cm" fo:border-left="0.05pt solid #000000" fo:border-right="none" fo:border-top="none" fo:border-bottom="0.05pt solid #000000"/>
    </style:style>
    <style:style style:name="Táblázat3.E5" style:family="table-cell">
      <style:table-cell-properties fo:padding="0.097cm" fo:border-left="0.05pt solid #000000" fo:border-right="none" fo:border-top="none" fo:border-bottom="0.05pt solid #000000"/>
    </style:style>
    <style:style style:name="Táblázat3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6" style:family="table-cell">
      <style:table-cell-properties fo:padding="0.097cm" fo:border-left="0.05pt solid #000000" fo:border-right="none" fo:border-top="none" fo:border-bottom="0.05pt solid #000000"/>
    </style:style>
    <style:style style:name="Táblázat3.E6" style:family="table-cell">
      <style:table-cell-properties fo:padding="0.097cm" fo:border-left="0.05pt solid #000000" fo:border-right="none" fo:border-top="none" fo:border-bottom="0.05pt solid #000000"/>
    </style:style>
    <style:style style:name="Táblázat3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7" style:family="table-cell">
      <style:table-cell-properties fo:padding="0.097cm" fo:border-left="0.05pt solid #000000" fo:border-right="none" fo:border-top="none" fo:border-bottom="0.05pt solid #000000"/>
    </style:style>
    <style:style style:name="Táblázat3.E7" style:family="table-cell">
      <style:table-cell-properties fo:padding="0.097cm" fo:border-left="0.05pt solid #000000" fo:border-right="none" fo:border-top="none" fo:border-bottom="0.05pt solid #000000"/>
    </style:style>
    <style:style style:name="Táblázat3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8" style:family="table-cell">
      <style:table-cell-properties fo:padding="0.097cm" fo:border-left="0.05pt solid #000000" fo:border-right="none" fo:border-top="none" fo:border-bottom="0.05pt solid #000000"/>
    </style:style>
    <style:style style:name="Táblázat3.E8" style:family="table-cell">
      <style:table-cell-properties fo:padding="0.097cm" fo:border-left="0.05pt solid #000000" fo:border-right="none" fo:border-top="none" fo:border-bottom="0.05pt solid #000000"/>
    </style:style>
    <style:style style:name="Táblázat3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9" style:family="table-cell">
      <style:table-cell-properties fo:padding="0.097cm" fo:border-left="0.05pt solid #000000" fo:border-right="none" fo:border-top="none" fo:border-bottom="0.05pt solid #000000"/>
    </style:style>
    <style:style style:name="Táblázat3.C9" style:family="table-cell">
      <style:table-cell-properties fo:padding="0.097cm" fo:border-left="0.05pt solid #000000" fo:border-right="none" fo:border-top="none" fo:border-bottom="0.05pt solid #000000"/>
    </style:style>
    <style:style style:name="Táblázat3.D9" style:family="table-cell">
      <style:table-cell-properties fo:padding="0.097cm" fo:border-left="0.05pt solid #000000" fo:border-right="none" fo:border-top="none" fo:border-bottom="0.05pt solid #000000"/>
    </style:style>
    <style:style style:name="Táblázat3.E9" style:family="table-cell">
      <style:table-cell-properties fo:padding="0.097cm" fo:border-left="0.05pt solid #000000" fo:border-right="none" fo:border-top="none" fo:border-bottom="0.05pt solid #000000"/>
    </style:style>
    <style:style style:name="Táblázat3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0" style:family="table-cell">
      <style:table-cell-properties fo:padding="0.097cm" fo:border-left="0.05pt solid #000000" fo:border-right="none" fo:border-top="none" fo:border-bottom="0.05pt solid #000000"/>
    </style:style>
    <style:style style:name="Táblázat3.C10" style:family="table-cell">
      <style:table-cell-properties fo:padding="0.097cm" fo:border-left="0.05pt solid #000000" fo:border-right="none" fo:border-top="none" fo:border-bottom="0.05pt solid #000000"/>
    </style:style>
    <style:style style:name="Táblázat3.D10" style:family="table-cell">
      <style:table-cell-properties fo:padding="0.097cm" fo:border-left="0.05pt solid #000000" fo:border-right="none" fo:border-top="none" fo:border-bottom="0.05pt solid #000000"/>
    </style:style>
    <style:style style:name="Táblázat3.E10" style:family="table-cell">
      <style:table-cell-properties fo:padding="0.097cm" fo:border-left="0.05pt solid #000000" fo:border-right="none" fo:border-top="none" fo:border-bottom="0.05pt solid #000000"/>
    </style:style>
    <style:style style:name="Táblázat3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1" style:family="table-cell">
      <style:table-cell-properties fo:padding="0.097cm" fo:border-left="0.05pt solid #000000" fo:border-right="none" fo:border-top="none" fo:border-bottom="0.05pt solid #000000"/>
    </style:style>
    <style:style style:name="Táblázat3.B11" style:family="table-cell">
      <style:table-cell-properties fo:padding="0.097cm" fo:border-left="0.05pt solid #000000" fo:border-right="none" fo:border-top="none" fo:border-bottom="0.05pt solid #000000"/>
    </style:style>
    <style:style style:name="Táblázat3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D11" style:family="table-cell">
      <style:table-cell-properties fo:padding="0.097cm" fo:border-left="0.05pt solid #000000" fo:border-right="none" fo:border-top="none" fo:border-bottom="0.05pt solid #000000"/>
    </style:style>
    <style:style style:name="Táblázat3.E11" style:family="table-cell">
      <style:table-cell-properties fo:padding="0.097cm" fo:border-left="0.05pt solid #000000" fo:border-right="none" fo:border-top="none" fo:border-bottom="0.05pt solid #000000"/>
    </style:style>
    <style:style style:name="Táblázat3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2" style:family="table-cell">
      <style:table-cell-properties fo:padding="0.097cm" fo:border-left="0.05pt solid #000000" fo:border-right="none" fo:border-top="none" fo:border-bottom="0.05pt solid #000000"/>
    </style:style>
    <style:style style:name="Táblázat3.B12" style:family="table-cell">
      <style:table-cell-properties fo:padding="0.097cm" fo:border-left="0.05pt solid #000000" fo:border-right="none" fo:border-top="none" fo:border-bottom="0.05pt solid #000000"/>
    </style:style>
    <style:style style:name="Táblázat3.D12" style:family="table-cell">
      <style:table-cell-properties fo:padding="0.097cm" fo:border-left="0.05pt solid #000000" fo:border-right="none" fo:border-top="none" fo:border-bottom="0.05pt solid #000000"/>
    </style:style>
    <style:style style:name="Táblázat3.E12" style:family="table-cell">
      <style:table-cell-properties fo:padding="0.097cm" fo:border-left="0.05pt solid #000000" fo:border-right="none" fo:border-top="none" fo:border-bottom="0.05pt solid #000000"/>
    </style:style>
    <style:style style:name="Táblázat3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3" style:family="table-cell">
      <style:table-cell-properties fo:padding="0.097cm" fo:border-left="0.05pt solid #000000" fo:border-right="none" fo:border-top="none" fo:border-bottom="0.05pt solid #000000"/>
    </style:style>
    <style:style style:name="Táblázat3.B13" style:family="table-cell">
      <style:table-cell-properties fo:padding="0.097cm" fo:border-left="0.05pt solid #000000" fo:border-right="none" fo:border-top="none" fo:border-bottom="0.05pt solid #000000"/>
    </style:style>
    <style:style style:name="Táblázat3.D13" style:family="table-cell">
      <style:table-cell-properties fo:padding="0.097cm" fo:border-left="0.05pt solid #000000" fo:border-right="none" fo:border-top="none" fo:border-bottom="0.05pt solid #000000"/>
    </style:style>
    <style:style style:name="Táblázat3.E13" style:family="table-cell">
      <style:table-cell-properties fo:padding="0.097cm" fo:border-left="0.05pt solid #000000" fo:border-right="none" fo:border-top="none" fo:border-bottom="0.05pt solid #000000"/>
    </style:style>
    <style:style style:name="Táblázat3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4" style:family="table-cell">
      <style:table-cell-properties fo:padding="0.097cm" fo:border-left="0.05pt solid #000000" fo:border-right="none" fo:border-top="none" fo:border-bottom="0.05pt solid #000000"/>
    </style:style>
    <style:style style:name="Táblázat3.B14" style:family="table-cell">
      <style:table-cell-properties fo:padding="0.097cm" fo:border-left="0.05pt solid #000000" fo:border-right="none" fo:border-top="none" fo:border-bottom="0.05pt solid #000000"/>
    </style:style>
    <style:style style:name="Táblázat3.D14" style:family="table-cell">
      <style:table-cell-properties fo:padding="0.097cm" fo:border-left="0.05pt solid #000000" fo:border-right="none" fo:border-top="none" fo:border-bottom="0.05pt solid #000000"/>
    </style:style>
    <style:style style:name="Táblázat3.E14" style:family="table-cell">
      <style:table-cell-properties fo:padding="0.097cm" fo:border-left="0.05pt solid #000000" fo:border-right="none" fo:border-top="none" fo:border-bottom="0.05pt solid #000000"/>
    </style:style>
    <style:style style:name="Táblázat3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5" style:family="table-cell">
      <style:table-cell-properties fo:padding="0.097cm" fo:border-left="0.05pt solid #000000" fo:border-right="none" fo:border-top="none" fo:border-bottom="0.05pt solid #000000"/>
    </style:style>
    <style:style style:name="Táblázat3.B15" style:family="table-cell">
      <style:table-cell-properties fo:padding="0.097cm" fo:border-left="0.05pt solid #000000" fo:border-right="none" fo:border-top="none" fo:border-bottom="0.05pt solid #000000"/>
    </style:style>
    <style:style style:name="Táblázat3.D15" style:family="table-cell">
      <style:table-cell-properties fo:padding="0.097cm" fo:border-left="0.05pt solid #000000" fo:border-right="none" fo:border-top="none" fo:border-bottom="0.05pt solid #000000"/>
    </style:style>
    <style:style style:name="Táblázat3.E15" style:family="table-cell">
      <style:table-cell-properties fo:padding="0.097cm" fo:border-left="0.05pt solid #000000" fo:border-right="none" fo:border-top="none" fo:border-bottom="0.05pt solid #000000"/>
    </style:style>
    <style:style style:name="Táblázat3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6.907cm" fo:margin-left="0.099cm" table:align="left" style:may-break-between-rows="false"/>
    </style:style>
    <style:style style:name="Táblázat5.A" style:family="table-column">
      <style:table-column-properties style:column-width="3.702cm"/>
    </style:style>
    <style:style style:name="Táblázat5.B" style:family="table-column">
      <style:table-column-properties style:column-width="3.798cm"/>
    </style:style>
    <style:style style:name="Táblázat5.C" style:family="table-column">
      <style:table-column-properties style:column-width="9.407cm"/>
    </style:style>
    <style:style style:name="Táblázat5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5.C1" style:family="table-cell">
      <style:table-cell-properties fo:padding="0.097cm" fo:border="0.05pt solid #000000"/>
    </style:style>
    <style:style style:name="Táblázat5.A2" style:family="table-cell">
      <style:table-cell-properties fo:padding="0.097cm" fo:border-left="0.05pt solid #000000" fo:border-right="none" fo:border-top="none" fo:border-bottom="0.05pt solid #000000"/>
    </style:style>
    <style:style style:name="Táblázat5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cm" table:align="margins"/>
    </style:style>
    <style:style style:name="Táblázat4.A" style:family="table-column">
      <style:table-column-properties style:column-width="2.9cm" style:rel-column-width="11178*"/>
    </style:style>
    <style:style style:name="Táblázat4.B" style:family="table-column">
      <style:table-column-properties style:column-width="4.6cm" style:rel-column-width="17733*"/>
    </style:style>
    <style:style style:name="Táblázat4.C" style:family="table-column">
      <style:table-column-properties style:column-width="9.5cm" style:rel-column-width="36624*"/>
    </style:style>
    <style:style style:name="Táblázat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97cm" fo:border="0.05pt solid #000000"/>
    </style:style>
    <style:style style:name="Táblázat4.A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6" style:family="table">
      <style:table-properties style:width="17.029cm" fo:margin-left="-0.021cm" table:align="left" style:may-break-between-rows="false"/>
    </style:style>
    <style:style style:name="Táblázat6.A" style:family="table-column">
      <style:table-column-properties style:column-width="3.919cm"/>
    </style:style>
    <style:style style:name="Táblázat6.B" style:family="table-column">
      <style:table-column-properties style:column-width="3.909cm"/>
    </style:style>
    <style:style style:name="Táblázat6.C" style:family="table-column">
      <style:table-column-properties style:column-width="9.2cm"/>
    </style:style>
    <style:style style:name="Táblázat6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6.C1" style:family="table-cell">
      <style:table-cell-properties fo:padding="0.097cm" fo:border="0.05pt solid #000000"/>
    </style:style>
    <style:style style:name="Táblázat6.A2" style:family="table-cell">
      <style:table-cell-properties fo:padding="0.097cm" fo:border-left="0.05pt solid #000000" fo:border-right="none" fo:border-top="none" fo:border-bottom="0.05pt solid #000000"/>
    </style:style>
    <style:style style:name="Táblázat6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7" style:family="table">
      <style:table-properties style:width="17.029cm" fo:margin-left="-0.021cm" table:align="left" style:may-break-between-rows="false"/>
    </style:style>
    <style:style style:name="Táblázat7.A" style:family="table-column">
      <style:table-column-properties style:column-width="4.697cm"/>
    </style:style>
    <style:style style:name="Táblázat7.B" style:family="table-column">
      <style:table-column-properties style:column-width="3.131cm"/>
    </style:style>
    <style:style style:name="Táblázat7.C" style:family="table-column">
      <style:table-column-properties style:column-width="9.2cm"/>
    </style:style>
    <style:style style:name="Táblázat7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7.C1" style:family="table-cell">
      <style:table-cell-properties fo:padding="0.097cm" fo:border="0.05pt solid #000000"/>
    </style:style>
    <style:style style:name="Táblázat7.A2" style:family="table-cell">
      <style:table-cell-properties fo:padding="0.097cm" fo:border-left="0.05pt solid #000000" fo:border-right="none" fo:border-top="none" fo:border-bottom="0.05pt solid #000000"/>
    </style:style>
    <style:style style:name="Táblázat7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8" style:family="table">
      <style:table-properties style:width="17.029cm" fo:margin-left="-0.021cm" table:align="left" style:may-break-between-rows="false"/>
    </style:style>
    <style:style style:name="Táblázat8.A" style:family="table-column">
      <style:table-column-properties style:column-width="3.302cm"/>
    </style:style>
    <style:style style:name="Táblázat8.B" style:family="table-column">
      <style:table-column-properties style:column-width="4.526cm"/>
    </style:style>
    <style:style style:name="Táblázat8.C" style:family="table-column">
      <style:table-column-properties style:column-width="9.2cm"/>
    </style:style>
    <style:style style:name="Táblázat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8.C1" style:family="table-cell">
      <style:table-cell-properties fo:padding="0.097cm" fo:border="0.05pt solid #000000"/>
    </style:style>
    <style:style style:name="Táblázat8.A2" style:family="table-cell">
      <style:table-cell-properties fo:padding="0.097cm" fo:border-left="0.05pt solid #000000" fo:border-right="none" fo:border-top="none" fo:border-bottom="0.05pt solid #000000"/>
    </style:style>
    <style:style style:name="Táblázat8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9" style:family="table">
      <style:table-properties style:width="17.029cm" fo:margin-left="-0.021cm" table:align="left" style:may-break-between-rows="false"/>
    </style:style>
    <style:style style:name="Táblázat9.A" style:family="table-column">
      <style:table-column-properties style:column-width="3.919cm"/>
    </style:style>
    <style:style style:name="Táblázat9.B" style:family="table-column">
      <style:table-column-properties style:column-width="3.909cm"/>
    </style:style>
    <style:style style:name="Táblázat9.C" style:family="table-column">
      <style:table-column-properties style:column-width="9.2cm"/>
    </style:style>
    <style:style style:name="Táblázat9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9.C1" style:family="table-cell">
      <style:table-cell-properties fo:padding="0.097cm" fo:border="0.05pt solid #000000"/>
    </style:style>
    <style:style style:name="Táblázat9.A2" style:family="table-cell">
      <style:table-cell-properties fo:padding="0.097cm" fo:border-left="0.05pt solid #000000" fo:border-right="none" fo:border-top="none" fo:border-bottom="0.05pt solid #000000"/>
    </style:style>
    <style:style style:name="Táblázat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39ee"/>
    </style:style>
    <style:style style:name="P2" style:family="paragraph" style:parent-style-name="Standard">
      <style:text-properties officeooo:rsid="0012038b" officeooo:paragraph-rsid="0012038b"/>
    </style:style>
    <style:style style:name="P3" style:family="paragraph" style:parent-style-name="Standard">
      <style:text-properties officeooo:rsid="00237f12" officeooo:paragraph-rsid="00237f12"/>
    </style:style>
    <style:style style:name="P4" style:family="paragraph" style:parent-style-name="Standard">
      <style:text-properties officeooo:rsid="002e707d" officeooo:paragraph-rsid="002e707d"/>
    </style:style>
    <style:style style:name="P5" style:family="paragraph" style:parent-style-name="Standard">
      <style:text-properties officeooo:rsid="002f33cc" officeooo:paragraph-rsid="002f33cc"/>
    </style:style>
    <style:style style:name="P6" style:family="paragraph" style:parent-style-name="Standard">
      <style:text-properties officeooo:rsid="003087c3" officeooo:paragraph-rsid="003087c3"/>
    </style:style>
    <style:style style:name="P7" style:family="paragraph" style:parent-style-name="Text_20_body">
      <style:text-properties officeooo:rsid="000d39ee" officeooo:paragraph-rsid="000d39ee"/>
    </style:style>
    <style:style style:name="P8" style:family="paragraph" style:parent-style-name="Text_20_body">
      <style:text-properties officeooo:rsid="0012d88b" officeooo:paragraph-rsid="0014a3ca"/>
    </style:style>
    <style:style style:name="P9" style:family="paragraph" style:parent-style-name="Text_20_body">
      <style:text-properties officeooo:rsid="0014a3ca" officeooo:paragraph-rsid="0014a3ca"/>
    </style:style>
    <style:style style:name="P10" style:family="paragraph" style:parent-style-name="Text_20_body">
      <style:text-properties officeooo:rsid="0016c2b8" officeooo:paragraph-rsid="0016c2b8"/>
    </style:style>
    <style:style style:name="P11" style:family="paragraph" style:parent-style-name="Text_20_body">
      <style:text-properties officeooo:rsid="00178840" officeooo:paragraph-rsid="00178840"/>
    </style:style>
    <style:style style:name="P12" style:family="paragraph" style:parent-style-name="Text_20_body">
      <style:text-properties officeooo:rsid="00196182" officeooo:paragraph-rsid="00196182"/>
    </style:style>
    <style:style style:name="P13" style:family="paragraph" style:parent-style-name="Text_20_body">
      <style:text-properties officeooo:rsid="001ad872" officeooo:paragraph-rsid="001ad872"/>
    </style:style>
    <style:style style:name="P14" style:family="paragraph" style:parent-style-name="Text_20_body">
      <style:text-properties officeooo:rsid="001b9483" officeooo:paragraph-rsid="001b9483"/>
    </style:style>
    <style:style style:name="P15" style:family="paragraph" style:parent-style-name="Text_20_body">
      <style:text-properties officeooo:rsid="001d1ec0"/>
    </style:style>
    <style:style style:name="P16" style:family="paragraph" style:parent-style-name="Text_20_body">
      <style:text-properties officeooo:rsid="0024a7ee" officeooo:paragraph-rsid="0024d760"/>
    </style:style>
    <style:style style:name="P17" style:family="paragraph" style:parent-style-name="Text_20_body">
      <style:text-properties officeooo:rsid="0024d760" officeooo:paragraph-rsid="0024d760"/>
    </style:style>
    <style:style style:name="P18" style:family="paragraph" style:parent-style-name="Text_20_body">
      <style:text-properties officeooo:rsid="0024ff5a" officeooo:paragraph-rsid="0024ff5a"/>
    </style:style>
    <style:style style:name="P19" style:family="paragraph" style:parent-style-name="Text_20_body">
      <style:text-properties officeooo:rsid="00295aca" officeooo:paragraph-rsid="00295aca"/>
    </style:style>
    <style:style style:name="P20" style:family="paragraph" style:parent-style-name="Text_20_body">
      <style:text-properties officeooo:rsid="002a2af5" officeooo:paragraph-rsid="002a2af5"/>
    </style:style>
    <style:style style:name="P21" style:family="paragraph" style:parent-style-name="Text_20_body">
      <style:text-properties officeooo:rsid="002c13e8" officeooo:paragraph-rsid="002c13e8"/>
    </style:style>
    <style:style style:name="P22" style:family="paragraph" style:parent-style-name="Text_20_body">
      <style:text-properties officeooo:rsid="0033bd4d" officeooo:paragraph-rsid="0033bd4d"/>
    </style:style>
    <style:style style:name="P23" style:family="paragraph" style:parent-style-name="Text_20_body">
      <style:text-properties officeooo:rsid="0034193a" officeooo:paragraph-rsid="0034193a"/>
    </style:style>
    <style:style style:name="P24" style:family="paragraph" style:parent-style-name="Table_20_Contents">
      <style:text-properties officeooo:rsid="000d4b4a" officeooo:paragraph-rsid="000d4b4a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bold" officeooo:rsid="000d4b4a" officeooo:paragraph-rsid="000d4b4a" style:font-weight-asian="bold" style:font-weight-complex="bold"/>
    </style:style>
    <style:style style:name="P27" style:family="paragraph" style:parent-style-name="Table_20_Contents">
      <style:text-properties fo:font-style="italic" fo:font-weight="bold" officeooo:paragraph-rsid="00121c67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fo:font-style="italic" fo:font-weight="bold" officeooo:paragraph-rsid="002a0c45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font-style="italic" fo:font-weight="normal" officeooo:rsid="000d4b4a" officeooo:paragraph-rsid="000d4b4a" style:font-style-asian="italic" style:font-weight-asian="normal" style:font-style-complex="italic" style:font-weight-complex="normal"/>
    </style:style>
    <style:style style:name="P30" style:family="paragraph" style:parent-style-name="Table_20_Contents">
      <style:text-properties fo:font-style="italic" fo:font-weight="normal" officeooo:rsid="000f4978" officeooo:paragraph-rsid="000f4978" style:font-style-asian="italic" style:font-weight-asian="normal" style:font-style-complex="italic" style:font-weight-complex="normal"/>
    </style:style>
    <style:style style:name="P31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32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0d4b4a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font-style="normal" fo:font-weight="normal" officeooo:rsid="000f4978" officeooo:paragraph-rsid="000f4978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fo:font-style="normal" officeooo:rsid="0012038b" officeooo:paragraph-rsid="0012038b" style:font-style-asian="normal" style:font-style-complex="normal"/>
    </style:style>
    <style:style style:name="P35" style:family="paragraph" style:parent-style-name="Table_20_Contents">
      <style:text-properties officeooo:rsid="000f4978" officeooo:paragraph-rsid="000f4978"/>
    </style:style>
    <style:style style:name="P36" style:family="paragraph" style:parent-style-name="Table_20_Contents">
      <style:text-properties officeooo:rsid="00112094" officeooo:paragraph-rsid="00112094"/>
    </style:style>
    <style:style style:name="P37" style:family="paragraph" style:parent-style-name="Table_20_Contents">
      <style:text-properties officeooo:rsid="00112094" officeooo:paragraph-rsid="002dfe2b"/>
    </style:style>
    <style:style style:name="P38" style:family="paragraph" style:parent-style-name="Table_20_Contents">
      <style:text-properties style:text-rotation-angle="90" style:text-rotation-scale="line-height"/>
    </style:style>
    <style:style style:name="P39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40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41" style:family="paragraph" style:parent-style-name="Table_20_Contents">
      <style:text-properties officeooo:rsid="00121c67" officeooo:paragraph-rsid="00121c67" style:text-rotation-angle="90" style:text-rotation-scale="line-height"/>
    </style:style>
    <style:style style:name="P42" style:family="paragraph" style:parent-style-name="Table_20_Contents">
      <style:text-properties officeooo:rsid="0012038b" officeooo:paragraph-rsid="0012038b"/>
    </style:style>
    <style:style style:name="P43" style:family="paragraph" style:parent-style-name="Table_20_Contents">
      <style:text-properties officeooo:rsid="0012038b" officeooo:paragraph-rsid="002dfe2b"/>
    </style:style>
    <style:style style:name="P44" style:family="paragraph" style:parent-style-name="Table_20_Contents">
      <style:text-properties officeooo:paragraph-rsid="00121c67"/>
    </style:style>
    <style:style style:name="P45" style:family="paragraph" style:parent-style-name="Table_20_Contents">
      <style:text-properties officeooo:rsid="00121c67" officeooo:paragraph-rsid="00121c67"/>
    </style:style>
    <style:style style:name="P46" style:family="paragraph" style:parent-style-name="Table_20_Contents">
      <style:text-properties officeooo:rsid="00121c67" officeooo:paragraph-rsid="002a0c45"/>
    </style:style>
    <style:style style:name="P47" style:family="paragraph" style:parent-style-name="Table_20_Contents">
      <style:text-properties officeooo:rsid="00223694" officeooo:paragraph-rsid="00223694"/>
    </style:style>
    <style:style style:name="P48" style:family="paragraph" style:parent-style-name="Table_20_Contents">
      <style:text-properties officeooo:rsid="00223694" officeooo:paragraph-rsid="002e707d"/>
    </style:style>
    <style:style style:name="P49" style:family="paragraph" style:parent-style-name="Table_20_Contents">
      <style:text-properties officeooo:rsid="00223694" officeooo:paragraph-rsid="002f33cc"/>
    </style:style>
    <style:style style:name="P50" style:family="paragraph" style:parent-style-name="Table_20_Contents">
      <style:text-properties officeooo:rsid="0023484a" officeooo:paragraph-rsid="0023484a"/>
    </style:style>
    <style:style style:name="P5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Table_20_Contents">
      <style:text-properties officeooo:rsid="00268ec2" officeooo:paragraph-rsid="00268ec2"/>
    </style:style>
    <style:style style:name="P53" style:family="paragraph" style:parent-style-name="Table_20_Contents">
      <style:text-properties officeooo:rsid="00268ec2" officeooo:paragraph-rsid="0034193a"/>
    </style:style>
    <style:style style:name="P54" style:family="paragraph" style:parent-style-name="Table_20_Contents">
      <style:text-properties officeooo:rsid="0026c0a1" officeooo:paragraph-rsid="0026c0a1"/>
    </style:style>
    <style:style style:name="P55" style:family="paragraph" style:parent-style-name="Table_20_Contents">
      <style:text-properties officeooo:paragraph-rsid="002a0c45"/>
    </style:style>
    <style:style style:name="P56" style:family="paragraph" style:parent-style-name="Table_20_Contents">
      <style:text-properties officeooo:rsid="002a0c45" officeooo:paragraph-rsid="002a0c45"/>
    </style:style>
    <style:style style:name="P57" style:family="paragraph" style:parent-style-name="Table_20_Contents">
      <style:text-properties officeooo:rsid="002a0c45" officeooo:paragraph-rsid="002f33cc"/>
    </style:style>
    <style:style style:name="P58" style:family="paragraph" style:parent-style-name="Table_20_Contents">
      <style:paragraph-properties style:shadow="none"/>
    </style:style>
    <style:style style:name="P59" style:family="paragraph" style:parent-style-name="Megjegzés">
      <style:text-properties officeooo:paragraph-rsid="000f4978"/>
    </style:style>
    <style:style style:name="P60" style:family="paragraph" style:parent-style-name="Table" style:master-page-name="">
      <style:paragraph-properties style:page-number="auto" fo:keep-with-next="always"/>
      <style:text-properties fo:font-weight="bold" officeooo:rsid="000f803a" officeooo:paragraph-rsid="000f803a" style:font-weight-asian="bold" style:font-weight-complex="bold"/>
    </style:style>
    <style:style style:name="P61" style:family="paragraph" style:parent-style-name="Table" style:master-page-name="">
      <style:paragraph-properties style:page-number="auto" fo:keep-with-next="always"/>
      <style:text-properties fo:font-weight="bold" officeooo:rsid="000f803a" officeooo:paragraph-rsid="00223694" style:font-weight-asian="bold" style:font-weight-complex="bold"/>
    </style:style>
    <style:style style:name="P62" style:family="paragraph" style:parent-style-name="Table">
      <style:text-properties fo:font-weight="bold" style:font-weight-asian="bold" style:font-weight-complex="bold"/>
    </style:style>
    <style:style style:name="P63" style:family="paragraph" style:parent-style-name="Table">
      <style:text-properties fo:font-weight="bold" officeooo:rsid="000d4b4a" officeooo:paragraph-rsid="000d4b4a" style:font-weight-asian="bold" style:font-weight-complex="bold"/>
    </style:style>
    <style:style style:name="P64" style:family="paragraph" style:parent-style-name="Standard" style:list-style-name="L3">
      <style:paragraph-properties>
        <style:tab-stops>
          <style:tab-stop style:position="2.621cm"/>
        </style:tab-stops>
      </style:paragraph-properties>
    </style:style>
    <style:style style:name="P65" style:family="paragraph" style:parent-style-name="Standard" style:list-style-name="L4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66" style:family="paragraph" style:parent-style-name="Standard" style:list-style-name="L5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67" style:family="paragraph" style:parent-style-name="Standard" style:list-style-name="L6">
      <style:paragraph-properties>
        <style:tab-stops>
          <style:tab-stop style:position="1.226cm"/>
        </style:tab-stops>
      </style:paragraph-properties>
      <style:text-properties officeooo:rsid="002e707d" officeooo:paragraph-rsid="002e707d"/>
    </style:style>
    <style:style style:name="P68" style:family="paragraph" style:parent-style-name="Standard" style:list-style-name="L6">
      <style:paragraph-properties>
        <style:tab-stops>
          <style:tab-stop style:position="1.226cm"/>
        </style:tab-stops>
      </style:paragraph-properties>
      <style:text-properties officeooo:rsid="002e707d" officeooo:paragraph-rsid="002f33cc"/>
    </style:style>
    <style:style style:name="P69" style:family="paragraph" style:parent-style-name="Standard" style:list-style-name="L7">
      <style:paragraph-properties>
        <style:tab-stops>
          <style:tab-stop style:position="3.131cm"/>
        </style:tab-stops>
      </style:paragraph-properties>
      <style:text-properties officeooo:rsid="002f33cc" officeooo:paragraph-rsid="002f33cc"/>
    </style:style>
    <style:style style:name="P70" style:family="paragraph" style:parent-style-name="Standard" style:list-style-name="L8">
      <style:paragraph-properties>
        <style:tab-stops>
          <style:tab-stop style:position="2.124cm"/>
        </style:tab-stops>
      </style:paragraph-properties>
      <style:text-properties officeooo:rsid="003087c3" officeooo:paragraph-rsid="003087c3"/>
    </style:style>
    <style:style style:name="P71" style:family="paragraph" style:parent-style-name="Standard">
      <style:text-properties officeooo:rsid="00237f12" officeooo:paragraph-rsid="00237f12"/>
    </style:style>
    <style:style style:name="P72" style:family="paragraph" style:parent-style-name="Standard">
      <style:text-properties officeooo:rsid="003778af" officeooo:paragraph-rsid="003778af"/>
    </style:style>
    <style:style style:name="P73" style:family="paragraph" style:parent-style-name="Standard">
      <style:text-properties officeooo:rsid="0037aca5" officeooo:paragraph-rsid="0037aca5"/>
    </style:style>
    <style:style style:name="P74" style:family="paragraph" style:parent-style-name="Standard" style:list-style-name="L10">
      <style:text-properties officeooo:rsid="0037aca5" officeooo:paragraph-rsid="0037aca5"/>
    </style:style>
    <style:style style:name="P75" style:family="paragraph" style:parent-style-name="Standard">
      <style:text-properties officeooo:rsid="00397a12" officeooo:paragraph-rsid="00397a12"/>
    </style:style>
    <style:style style:name="P76" style:family="paragraph" style:parent-style-name="Text_20_body">
      <style:text-properties officeooo:rsid="0024d760"/>
    </style:style>
    <style:style style:name="P77" style:family="paragraph" style:parent-style-name="Text_20_body">
      <style:text-properties officeooo:rsid="0024d760" officeooo:paragraph-rsid="0034193a"/>
    </style:style>
    <style:style style:name="P78" style:family="paragraph" style:parent-style-name="Text_20_body">
      <style:text-properties officeooo:rsid="0026c0a1" officeooo:paragraph-rsid="0024ff5a"/>
    </style:style>
    <style:style style:name="P79" style:family="paragraph" style:parent-style-name="Text_20_body">
      <style:text-properties officeooo:rsid="00376a27" officeooo:paragraph-rsid="00376a27"/>
    </style:style>
    <style:style style:name="P80" style:family="paragraph" style:parent-style-name="Text_20_body">
      <style:text-properties officeooo:rsid="003778af" officeooo:paragraph-rsid="003778af"/>
    </style:style>
    <style:style style:name="P81" style:family="paragraph" style:parent-style-name="Text_20_body">
      <style:text-properties officeooo:rsid="00397a12" officeooo:paragraph-rsid="00397a12"/>
    </style:style>
    <style:style style:name="P82" style:family="paragraph" style:parent-style-name="Text_20_body" style:list-style-name="L1" style:master-page-name="">
      <style:paragraph-properties fo:margin-left="3.799cm" fo:margin-right="0cm" fo:margin-top="0cm" fo:margin-bottom="0.247cm" style:contextual-spacing="false" fo:line-height="120%" fo:text-indent="-3.2cm" style:auto-text-indent="false" style:page-number="auto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83" style:family="paragraph" style:parent-style-name="Text_20_body" style:list-style-name="L1">
      <style:paragraph-properties fo:margin-left="3.799cm" fo:margin-right="0cm" fo:margin-top="0cm" fo:margin-bottom="0.247cm" style:contextual-spacing="false" fo:line-height="120%" fo:text-indent="-3.2cm" style:auto-text-indent="false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84" style:family="paragraph" style:parent-style-name="Heading_20_1">
      <style:text-properties officeooo:paragraph-rsid="001d1ec0"/>
    </style:style>
    <style:style style:name="P85" style:family="paragraph" style:parent-style-name="Heading_20_2">
      <style:text-properties officeooo:rsid="00376a27" officeooo:paragraph-rsid="00376a27"/>
    </style:style>
    <style:style style:name="P86" style:family="paragraph" style:parent-style-name="Heading_20_2">
      <style:text-properties officeooo:rsid="003af1cf" officeooo:paragraph-rsid="003af1cf"/>
    </style:style>
    <style:style style:name="P87" style:family="paragraph" style:parent-style-name="Table_20_Contents" style:list-style-name="L2">
      <style:paragraph-properties>
        <style:tab-stops>
          <style:tab-stop style:position="1.93cm"/>
        </style:tab-stops>
      </style:paragraph-properties>
      <style:text-properties officeooo:rsid="002dfe2b" officeooo:paragraph-rsid="002dfe2b"/>
    </style:style>
    <style:style style:name="P88" style:family="paragraph" style:parent-style-name="Table_20_Contents" style:list-style-name="L9">
      <style:paragraph-properties>
        <style:tab-stops>
          <style:tab-stop style:position="1.323cm"/>
        </style:tab-stops>
      </style:paragraph-properties>
      <style:text-properties officeooo:rsid="00268ec2" officeooo:paragraph-rsid="0034193a"/>
    </style:style>
    <style:style style:name="P89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6a27" style:font-style-asian="normal" style:font-weight-asian="bold" style:font-style-complex="normal" style:font-weight-complex="bold"/>
    </style:style>
    <style:style style:name="P90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78af" style:font-style-asian="normal" style:font-weight-asian="bold" style:font-style-complex="normal" style:font-weight-complex="bold"/>
    </style:style>
    <style:style style:name="P91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97a12" style:font-style-asian="normal" style:font-weight-asian="bold" style:font-style-complex="normal" style:font-weight-complex="bold"/>
    </style:style>
    <style:style style:name="P92" style:family="paragraph" style:parent-style-name="Table_20_Contents">
      <style:text-properties fo:font-style="normal" style:text-underline-style="solid" style:text-underline-width="auto" style:text-underline-color="font-color" fo:font-weight="bold" officeooo:rsid="003778af" officeooo:paragraph-rsid="003778af" style:font-style-asian="normal" style:font-weight-asian="bold" style:font-style-complex="normal" style:font-weight-complex="bold"/>
    </style:style>
    <style:style style:name="P93" style:family="paragraph" style:parent-style-name="Table_20_Contents">
      <style:text-properties fo:font-style="normal" fo:font-weight="normal" officeooo:rsid="000d4b4a" officeooo:paragraph-rsid="003778af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font-style="normal" fo:font-weight="normal" officeooo:rsid="003778af" officeooo:paragraph-rsid="003778af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font-style="normal" fo:font-weight="normal" officeooo:rsid="0037aca5" officeooo:paragraph-rsid="0037aca5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font-style="normal" fo:font-weight="normal" officeooo:rsid="00397a12" officeooo:paragraph-rsid="00397a12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font-style="normal" fo:font-weight="normal" officeooo:rsid="003996f0" officeooo:paragraph-rsid="003996f0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officeooo:rsid="000d4b4a" officeooo:paragraph-rsid="00376a27"/>
    </style:style>
    <style:style style:name="P99" style:family="paragraph" style:parent-style-name="Table_20_Contents">
      <style:text-properties officeooo:rsid="000d4b4a" officeooo:paragraph-rsid="003778af"/>
    </style:style>
    <style:style style:name="P100" style:family="paragraph" style:parent-style-name="Table_20_Contents">
      <style:text-properties officeooo:rsid="000d4b4a" officeooo:paragraph-rsid="00397a12"/>
    </style:style>
    <style:style style:name="P101" style:family="paragraph" style:parent-style-name="Table_20_Contents">
      <style:text-properties fo:font-weight="bold" officeooo:rsid="000d4b4a" officeooo:paragraph-rsid="00376a27" style:font-weight-asian="bold" style:font-weight-complex="bold"/>
    </style:style>
    <style:style style:name="P102" style:family="paragraph" style:parent-style-name="Table_20_Contents">
      <style:text-properties fo:font-weight="bold" officeooo:rsid="000d4b4a" officeooo:paragraph-rsid="00397a12" style:font-weight-asian="bold" style:font-weight-complex="bold"/>
    </style:style>
    <style:style style:name="P103" style:family="paragraph" style:parent-style-name="Table_20_Contents">
      <style:text-properties fo:font-weight="bold" officeooo:rsid="003778af" officeooo:paragraph-rsid="003778af" style:font-weight-asian="bold" style:font-weight-complex="bold"/>
    </style:style>
    <style:style style:name="P104" style:family="paragraph" style:parent-style-name="Table_20_Contents">
      <style:text-properties fo:font-style="italic" fo:font-weight="normal" officeooo:rsid="000d4b4a" officeooo:paragraph-rsid="00376a27" style:font-style-asian="italic" style:font-weight-asian="normal" style:font-style-complex="italic" style:font-weight-complex="normal"/>
    </style:style>
    <style:style style:name="P105" style:family="paragraph" style:parent-style-name="Table_20_Contents">
      <style:text-properties fo:font-style="italic" fo:font-weight="normal" officeooo:rsid="000d4b4a" officeooo:paragraph-rsid="00397a12" style:font-style-asian="italic" style:font-weight-asian="normal" style:font-style-complex="italic" style:font-weight-complex="normal"/>
    </style:style>
    <style:style style:name="P106" style:family="paragraph" style:parent-style-name="Table_20_Contents">
      <style:text-properties fo:font-style="italic" fo:font-weight="normal" officeooo:rsid="003778af" officeooo:paragraph-rsid="003778af" style:font-style-asian="italic" style:font-weight-asian="normal" style:font-style-complex="italic" style:font-weight-complex="normal"/>
    </style:style>
    <style:style style:name="P107" style:family="paragraph" style:parent-style-name="Table_20_Contents">
      <style:text-properties fo:font-style="italic" fo:font-weight="normal" officeooo:rsid="0037aca5" officeooo:paragraph-rsid="0037aca5" style:font-style-asian="italic" style:font-weight-asian="normal" style:font-style-complex="italic" style:font-weight-complex="normal"/>
    </style:style>
    <style:style style:name="P108" style:family="paragraph" style:parent-style-name="Table_20_Contents">
      <style:text-properties fo:font-style="italic" style:font-style-asian="italic" style:font-style-complex="italic"/>
    </style:style>
    <style:style style:name="P109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110" style:family="paragraph" style:parent-style-name="Table_20_Contents">
      <style:text-properties fo:font-style="italic" officeooo:rsid="00121c67" officeooo:paragraph-rsid="00121c67" style:font-style-asian="italic" style:font-style-complex="italic"/>
    </style:style>
    <style:style style:name="P111" style:family="paragraph" style:parent-style-name="Table_20_Contents">
      <style:text-properties fo:font-style="italic" officeooo:rsid="00223694" officeooo:paragraph-rsid="00223694" style:font-style-asian="italic" style:font-style-complex="italic"/>
    </style:style>
    <style:style style:name="P112" style:family="paragraph" style:parent-style-name="Table_20_Contents">
      <style:text-properties officeooo:rsid="000f4978" officeooo:paragraph-rsid="00376a27"/>
    </style:style>
    <style:style style:name="P113" style:family="paragraph" style:parent-style-name="Table_20_Contents">
      <style:text-properties officeooo:rsid="000f4978" officeooo:paragraph-rsid="00397a12"/>
    </style:style>
    <style:style style:name="P114" style:family="paragraph" style:parent-style-name="Table_20_Contents">
      <style:text-properties fo:font-weight="normal" officeooo:rsid="003778af" officeooo:paragraph-rsid="003778af" style:font-weight-asian="normal" style:font-weight-complex="normal"/>
    </style:style>
    <style:style style:name="P115" style:family="paragraph" style:parent-style-name="Table_20_Contents">
      <style:text-properties officeooo:rsid="003778af" officeooo:paragraph-rsid="003778af"/>
    </style:style>
    <style:style style:name="P116" style:family="paragraph" style:parent-style-name="Table_20_Contents">
      <style:text-properties officeooo:rsid="0037aca5" officeooo:paragraph-rsid="0037aca5"/>
    </style:style>
    <style:style style:name="P117" style:family="paragraph" style:parent-style-name="Table_20_Contents">
      <style:text-properties officeooo:rsid="00397a12" officeooo:paragraph-rsid="00397a12"/>
    </style:style>
    <style:style style:name="P118" style:family="paragraph" style:parent-style-name="Table_20_Contents">
      <style:text-properties officeooo:rsid="003996f0" officeooo:paragraph-rsid="003996f0"/>
    </style:style>
    <style:style style:name="P119" style:family="paragraph" style:parent-style-name="Heading_20_3">
      <style:text-properties officeooo:rsid="0033bd4d" officeooo:paragraph-rsid="0033bd4d"/>
    </style:style>
    <style:style style:name="P120" style:family="paragraph" style:parent-style-name="Heading_20_3">
      <style:text-properties officeooo:rsid="00376a27" officeooo:paragraph-rsid="00376a27"/>
    </style:style>
    <style:style style:name="P121" style:family="paragraph" style:parent-style-name="Table">
      <style:text-properties fo:font-weight="bold" officeooo:rsid="000d4b4a" officeooo:paragraph-rsid="00376a27" style:font-weight-asian="bold" style:font-weight-complex="bold"/>
    </style:style>
    <style:style style:name="P122" style:family="paragraph" style:parent-style-name="Table">
      <style:text-properties fo:font-weight="bold" officeooo:rsid="003778af" officeooo:paragraph-rsid="003778af" style:font-weight-asian="bold" style:font-weight-complex="bold"/>
    </style:style>
    <style:style style:name="P123" style:family="paragraph" style:parent-style-name="Table">
      <style:text-properties fo:font-weight="bold" officeooo:rsid="00397a12" officeooo:paragraph-rsid="00397a12" style:font-weight-asian="bold" style:font-weight-complex="bold"/>
    </style:style>
    <style:style style:name="P124" style:family="paragraph" style:parent-style-name="Heading_20_5">
      <style:text-properties officeooo:rsid="00397a12" officeooo:paragraph-rsid="00397a12"/>
    </style:style>
    <style:style style:name="T1" style:family="text">
      <style:text-properties officeooo:rsid="000d4b4a"/>
    </style:style>
    <style:style style:name="T2" style:family="text">
      <style:text-properties officeooo:rsid="000f4978"/>
    </style:style>
    <style:style style:name="T3" style:family="text">
      <style:text-properties officeooo:rsid="000f803a"/>
    </style:style>
    <style:style style:name="T4" style:family="text">
      <style:text-properties officeooo:rsid="0012038b"/>
    </style:style>
    <style:style style:name="T5" style:family="text">
      <style:text-properties officeooo:rsid="00121c67"/>
    </style:style>
    <style:style style:name="T6" style:family="text">
      <style:text-properties officeooo:rsid="0014a3ca"/>
    </style:style>
    <style:style style:name="T7" style:family="text">
      <style:text-properties officeooo:rsid="0014d387"/>
    </style:style>
    <style:style style:name="T8" style:family="text">
      <style:text-properties officeooo:rsid="00178840"/>
    </style:style>
    <style:style style:name="T9" style:family="text">
      <style:text-properties officeooo:rsid="0017ec2b"/>
    </style:style>
    <style:style style:name="T10" style:family="text">
      <style:text-properties officeooo:rsid="001c9a38"/>
    </style:style>
    <style:style style:name="T11" style:family="text">
      <style:text-properties officeooo:rsid="001d1ec0"/>
    </style:style>
    <style:style style:name="T12" style:family="text">
      <style:text-properties officeooo:rsid="001e80d5"/>
    </style:style>
    <style:style style:name="T13" style:family="text">
      <style:text-properties officeooo:rsid="001fb7af"/>
    </style:style>
    <style:style style:name="T14" style:family="text">
      <style:text-properties officeooo:rsid="00212339"/>
    </style:style>
    <style:style style:name="T15" style:family="text">
      <style:text-properties officeooo:rsid="00223694"/>
    </style:style>
    <style:style style:name="T16" style:family="text">
      <style:text-properties officeooo:rsid="0023484a"/>
    </style:style>
    <style:style style:name="T17" style:family="text">
      <style:text-properties officeooo:rsid="0024a7ee"/>
    </style:style>
    <style:style style:name="T18" style:family="text">
      <style:text-properties fo:color="#000099"/>
    </style:style>
    <style:style style:name="T19" style:family="text">
      <style:text-properties fo:color="#000099" officeooo:rsid="0012038b"/>
    </style:style>
    <style:style style:name="T20" style:family="text">
      <style:text-properties fo:color="#000099" fo:font-style="normal" style:font-style-asian="normal" style:font-style-complex="normal"/>
    </style:style>
    <style:style style:name="T21" style:family="text">
      <style:text-properties fo:color="#000099" officeooo:rsid="0034193a"/>
    </style:style>
    <style:style style:name="T22" style:family="text">
      <style:text-properties officeooo:rsid="0024ff5a"/>
    </style:style>
    <style:style style:name="T23" style:family="text">
      <style:text-properties officeooo:rsid="0026c0a1"/>
    </style:style>
    <style:style style:name="T24" style:family="text">
      <style:text-properties officeooo:rsid="00295aca"/>
    </style:style>
    <style:style style:name="T25" style:family="text">
      <style:text-properties officeooo:rsid="002a0c45"/>
    </style:style>
    <style:style style:name="T26" style:family="text">
      <style:text-properties officeooo:rsid="002c13e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c13e8" style:font-weight-asian="bold" style:font-weight-complex="bold"/>
    </style:style>
    <style:style style:name="T29" style:family="text">
      <style:text-properties fo:font-weight="bold" officeooo:rsid="002dfe2b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dfe2b" style:font-style-asian="italic" style:font-style-complex="italic"/>
    </style:style>
    <style:style style:name="T32" style:family="text">
      <style:text-properties officeooo:rsid="002dfe2b"/>
    </style:style>
    <style:style style:name="T33" style:family="text">
      <style:text-properties officeooo:rsid="002e707d"/>
    </style:style>
    <style:style style:name="T34" style:family="text">
      <style:text-properties officeooo:rsid="002f33cc"/>
    </style:style>
    <style:style style:name="T35" style:family="text">
      <style:text-properties officeooo:rsid="003087c3"/>
    </style:style>
    <style:style style:name="T36" style:family="text">
      <style:text-properties officeooo:rsid="0034193a"/>
    </style:style>
    <style:style style:name="T37" style:family="text">
      <style:text-properties officeooo:rsid="00376a27"/>
    </style:style>
    <style:style style:name="T38" style:family="text">
      <style:text-properties officeooo:rsid="003778af"/>
    </style:style>
    <style:style style:name="T39" style:family="text">
      <style:text-properties officeooo:rsid="00397a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View2</text:p>
      <text:p text:style-name="P7">A LanView2 egy hálózat monitorozó, és nyilvántartó rendszer. Mit is jelentene ez:</text:p>
      <text:p text:style-name="P8"><text:span text:style-name="T6">A</text:span> rendszer megkísérli a teljes hálózatot leképezni egy adatbázisban. Az adatbázis tartalmazza fizikai és logikai hálózati objektumokat, és ezek viszonyát. <text:span text:style-name="T24">Egyrész a</text:span> logikai hálózati topológiát <text:s/>feltérképezi, másrészt nyilvántartja a fizikai topológiát (patch panelek, fali csatlakozók, fali kábelek, patch kábelek). Mivel a fizikai topológia felvétele nem automatizálható, viszont a hatékony hálózatfelügyelet szempontjából lényeges elem, a feltérképezett logikai, és a manuálisan rögzített fizikai topológia összevetése megkönnyíti a jelentős mennyiségű adatban a hibák felderítését, így a karbantarthatóságot, naprakészséget.</text:p>
      <text:p text:style-name="P9">A hálózat monitorozása:</text:p>
      <text:p text:style-name="P9">A rendszer nyilvántartja a hálózati szolgáltatásokat, és azok állapotát folyamatosan, ill. a kívánt rendszerességgel ellenőrzi. A szolgáltatás fogalma részben hasonló a NGIOS szolgáltatás fogalmához, ennek egyik következménye, hogy használható<text:span text:style-name="T7">ak</text:span> NGIOS <text:span text:style-name="T7">beépülő moduljai. Ezentúl a monitoring rendszer a terhelési adatokat is gyűjti, aminek a mintája a MUNIN rendszer, és természetesen a MUNIN beépülő moduljai is használhatóak.</text:span></text:p>
      <text:p text:style-name="P9">Az szolgáltatás fogalma jelentősen ki lett terjesztve, nem csak a hálózati szolgáltatásokat jelenti, hanem a monitorozással kapcsolatos tevékenységeket, tevékenység csoportokat, vagy azzal kapcsolatos tulajdonságokat, ill. a monitorozás eredményétől függő tevékenységeket.</text:p>
      <text:p text:style-name="P13">Természetesen a rendszer nem csak az aktuális állapotot, de annak változásait is rögzíti, lehetővé téve az események visszakövetését. Mivel hibátlan program nem létezik, a hibák felderíthetőségét <text:span text:style-name="T11">segítendő</text:span> a programhibák is <text:span text:style-name="T11">a</text:span> paraméterükkel a adatbázis hibanaplóiban rögzítésre kerülnek.</text:p>
      <text:p text:style-name="P10">Az IndAlarm:</text:p>
      <text:p text:style-name="P10">A hálózat állapotáról összegyűjtött adatok lehetőséget biztosítanak arra, hogy a rendszer <text:span text:style-name="T8">vagyonvédelmi jelzőrendszerként is funkcionáljon.</text:span></text:p>
      <text:p text:style-name="P11">Kiegészítő hardver elemek nélkül a rendszer képes detektálni a folyamatosan a hálózatra kapcsolt <text:span text:style-name="T11">aktív </text:span>elemek esetleges eltulajdonítását. <text:span text:style-name="T9">En</text:span>nek feltétele mindössze <text:span text:style-name="T9">annyi</text:span>, hogy az eszköz egy <text:span text:style-name="T9">menedzselhető switch-re csatlakozzon, és folyamatos legyen az áramellátása. Ez a feltétel a folyamatos üzemű eszközök esetén, és a legtöbb nem áramtalanított asztali számítógép esetén adott.</text:span></text:p>
      <text:p text:style-name="P12">A rendszer költséghatékonyan kiegészíthető olyan hardver elemekkel (interfész + szenzor), melyek segítségével a vagyonvédelembe bevonhatóak <text:span text:style-name="T11">(a hálózat szempontjából)</text:span> passzív eszközök is, pl. monitorok, projektorok, távszabályzók, stb.. Jelenleg egy ilyen eszköz lett kifejlesztve, ami RS485 buszon kommunikál a rendszerrel. Az RS485 gatway eszköz (lehet egy PC, vagy cél eszköz is) egy RS485 buszára kb. 16 interfész köthető, és egy interfész maximum 16 szenzort kezelhet. <text:span text:style-name="T10">Szenzoronként egy eszköz védelme valósítható meg.</text:span></text:p>
      <text:p text:style-name="P12">A riasztási rendszer:</text:p>
      <text:p text:style-name="P14">A vagyonvédelmi vonatkozások miatt a riasztási rendszert jelentősen ki kellet bővíteni pl. a NAGIOS rendszerhez képest.</text:p>
      <text:p text:style-name="P14"><text:soft-page-break/>Egyrészt megmaradnak a NAGIOS-hoz hasonló riasztások.</text:p>
      <text:p text:style-name="P14">Másrészt a vagyonvédelmi funkciók miatt szükség van a riasztások kategorizálására, ill. a diszpécseri terminálok szerinti, <text:span text:style-name="T11">és egyéb szempontok szerinti</text:span> szűrésére. Ezen felül a rendszer biztosít egy on-line felületet a vagyonvédelem szempontjából releváns riasztások kezelésére, <text:span text:style-name="T11">és nyugtázására. A rendszer természetesen naplózza a riasztásokat, és azok kezelését.</text:span></text:p>
      <text:p text:style-name="P14">Felhasználók:</text:p>
      <text:p text:style-name="P14">Teljes körű felhasználói nyilvántartás nem része a rendszernek. Csak a rendszer kezelése, jogosultságok, a riasztásokkal kapcsolatos tevékenységek szempontjából releváns információkat tartja nyilván, ill. kezeli a rendszer.</text:p>
      <text:h text:style-name="P84" text:outline-level="1" text:restart-numbering="true" text:start-value="-1">Mi az amit a LanView2 mint nyilvántartó rendszer kezel a nyilvántartott objektumok, ill. adattáblák oldaláról.</text:h>
      <text:p text:style-name="P15">A következőkben kicsit részletesebben vázolom az adatbázisban nyilvántartott fontosabb fizikai és logikai objektumokat. A rendszer PostgreSQL adatbázist használ, annak több egyedi (nem szabvány SQL) funkcióját aktívan kihasználva, így pl. az objektum orientáltságot, azt API szinten kiegészítve,</text:p>
      <text:p text:style-name="P59">Megjegyzés: <text:span text:style-name="T1">Az adattáblák leírásában a vastagbetűs nevek egyedi azonosítót jelentenek, az elsődleges kulcsok vastag betűsek, és aláhúzottak. Egyéb összetett kulcsok nincsenek jelölve. Az opcionális mezők dőlt betűsek. A mező nevek nem tartalmaznak szóközt, és mindig kisbetűsek. Adat típusoknál az SQL típusokat adom meg, ill. a rendszer API szinten használ egy un. set típust, amit egy enumerációs tömb reprezentál. és megfelel a MySQL set típusának. </text:span></text:p>
      <text:p text:style-name="P20">A leírásban szereplő legtöbb feltételt az adatbá<text:span text:style-name="T26">zis logika biztosítja.</text:span></text:p>
      <text:p text:style-name="P21">Van néhány általánosan használt mező:</text:p>
      <text:list xml:id="list1727347478412073630" text:style-name="L1">
        <text:list-item>
          <text:p text:style-name="P82"><text:span text:style-name="T30">&lt;név&gt;</text:span><text:span text:style-name="T27">_id</text:span><text:tab/>Egyedi azonosító, ID. <text:span text:style-name="T32">Az idegen kulcsok neve, ha ez lehetséges, akkor azonos az ID mezővel.</text:span></text:p>
        </text:list-item>
        <text:list-item>
          <text:p text:style-name="P83"><text:span text:style-name="T30">&lt;név&gt;</text:span><text:span text:style-name="T27">_name</text:span><text:tab/>Egyedi, vagy a tulajdonos ID-vel egyedi név.</text:p>
        </text:list-item>
        <text:list-item>
          <text:p text:style-name="P83"><text:span text:style-name="T30">&lt;név&gt;</text:span><text:span text:style-name="T27">_note</text:span><text:tab/>Opcionális leírás, megjegyzés</text:p>
        </text:list-item>
        <text:list-item>
          <text:p text:style-name="P83"><text:span text:style-name="T27">flag</text:span><text:tab/>Járulékos (child) objektumoknál használt technikai jelentőségű, globális szempontból érdektelen mező.</text:p>
        </text:list-item>
        <text:list-item>
          <text:p text:style-name="P83"><text:span text:style-name="T27">features</text:span><text:tab/>A lekérdezésekhez tartozó opcionális paraméter mező.</text:p>
        </text:list-item>
        <text:list-item>
          <text:p text:style-name="P83"><text:span text:style-name="T27">deleted</text:span><text:tab/>Az objektum (logikailag) törölt, ha értéke igaz. Jelenleg nem használt, értéke mindig hamis.</text:p>
        </text:list-item>
      </text:list>
      <text:h text:style-name="P86" text:outline-level="2"><text:soft-page-break/>Rendszer szintű adatok </text:h>
      <text:h text:style-name="P85" text:outline-level="2">Hely információk</text:h>
      <text:h text:style-name="Heading_20_3" text:outline-level="3">Helyek, helyiségek (<text:span text:style-name="T18">places</text:span>)</text:h>
      <text:p text:style-name="P1">Fizikai helyeket épületeket, helyiségeket reprezentál. Gyakorlatilag egy fa szerkezetet definiál. Egy helyiséghez tartozhat egy térkép, és/vagy egy koordináta sorozat <text:span text:style-name="T12">(polygon)</text:span>, ami definiálja a <text:span text:style-name="T12">helyét</text:span> (valamelyik) szülőhöz hozzárendelt térképen:</text:p>
      <text:p text:style-name="P63">place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2">place_id</text:p>
          </table:table-cell>
          <table:table-cell table:style-name="Táblázat1.A1" office:value-type="string">
            <text:p text:style-name="P24"><text:span text:style-name="T3">b</text:span>igint</text:p>
          </table:table-cell>
          <table:table-cell table:style-name="Táblázat1.C1" office:value-type="string">
            <text:p text:style-name="P24">Egyedi azonosító</text:p>
          </table:table-cell>
        </table:table-row>
        <table:table-row>
          <table:table-cell table:style-name="Táblázat1.A2" office:value-type="string">
            <text:p text:style-name="P26">place_name</text:p>
          </table:table-cell>
          <table:table-cell table:style-name="Táblázat1.A2" office:value-type="string">
            <text:p text:style-name="P24"><text:span text:style-name="T3">t</text:span>ext</text:p>
          </table:table-cell>
          <table:table-cell table:style-name="Táblázat1.C2" office:value-type="string">
            <text:p text:style-name="P24">Helyiség neve</text:p>
          </table:table-cell>
        </table:table-row>
        <table:table-row>
          <table:table-cell table:style-name="Táblázat1.A2" office:value-type="string">
            <text:p text:style-name="P29">place_note</text:p>
          </table:table-cell>
          <table:table-cell table:style-name="Táblázat1.A2" office:value-type="string">
            <text:p text:style-name="P35"><text:span text:style-name="T3">t</text:span>ext</text:p>
          </table:table-cell>
          <table:table-cell table:style-name="Táblázat1.C2" office:value-type="string">
            <text:p text:style-name="P35">Megjegyzés</text:p>
          </table:table-cell>
        </table:table-row>
        <table:table-row>
          <table:table-cell table:style-name="Táblázat1.A2" office:value-type="string">
            <text:p text:style-name="P33">place_type</text:p>
          </table:table-cell>
          <table:table-cell table:style-name="Táblázat1.A2" office:value-type="string">
            <text:p text:style-name="P35"><text:span text:style-name="T3">e</text:span>num(<text:span text:style-name="T31">placetype</text:span>)</text:p>
          </table:table-cell>
          <table:table-cell table:style-name="Táblázat1.C2" office:value-type="string">
            <text:p text:style-name="P35">Típus</text:p>
          </table:table-cell>
        </table:table-row>
        <table:table-row>
          <table:table-cell table:style-name="Táblázat1.A2" office:value-type="string">
            <text:p text:style-name="P30">parent_id</text:p>
          </table:table-cell>
          <table:table-cell table:style-name="Táblázat1.A2" office:value-type="string">
            <text:p text:style-name="P35"><text:span text:style-name="T3">b</text:span>igint</text:p>
          </table:table-cell>
          <table:table-cell table:style-name="Táblázat1.C2" office:value-type="string">
            <text:p text:style-name="P35">A szülőre mutató kulcs (place_id)</text:p>
          </table:table-cell>
        </table:table-row>
        <table:table-row>
          <table:table-cell table:style-name="Táblázat1.A2" office:value-type="string">
            <text:p text:style-name="P30">image_id</text:p>
          </table:table-cell>
          <table:table-cell table:style-name="Táblázat1.A2" office:value-type="string">
            <text:p text:style-name="P35"><text:span text:style-name="T3">b</text:span>igint</text:p>
          </table:table-cell>
          <table:table-cell table:style-name="Táblázat1.C2" office:value-type="string">
            <text:p text:style-name="P35">Az opcionális térképre mutató kulcs</text:p>
          </table:table-cell>
        </table:table-row>
        <table:table-row>
          <table:table-cell table:style-name="Táblázat1.A2" office:value-type="string">
            <text:p text:style-name="P30">frame</text:p>
          </table:table-cell>
          <table:table-cell table:style-name="Táblázat1.A2" office:value-type="string">
            <text:p text:style-name="P35"><text:span text:style-name="T3">p</text:span>oligon</text:p>
          </table:table-cell>
          <table:table-cell table:style-name="Táblázat1.C2" office:value-type="string">
            <text:p text:style-name="P35">Valamelyik szülő<text:span text:style-name="T13">höz rendelt</text:span> térképén a helyiség elhelyezkedését definiálja</text:p>
          </table:table-cell>
        </table:table-row>
        <table:table-row>
          <table:table-cell table:style-name="Táblázat1.A2" office:value-type="string">
            <text:p text:style-name="P30"><text:span text:style-name="T3">t</text:span>el</text:p>
          </table:table-cell>
          <table:table-cell table:style-name="Táblázat1.A2" office:value-type="string">
            <text:p text:style-name="P35"><text:span text:style-name="T3">t</text:span>ext tömb</text:p>
          </table:table-cell>
          <table:table-cell table:style-name="Táblázat1.C2" office:value-type="string">
            <text:p text:style-name="P35">Telefonszámok, <text:span text:style-name="T13">a helyiségben</text:span></text:p>
          </table:table-cell>
        </table:table-row>
      </table:table>
      <text:p text:style-name="P3"/>
      <text:p text:style-name="Standard">Ahol a <text:span text:style-name="T27">placetype</text:span> lehetséges értékei:</text:p>
      <text:list xml:id="list1876173125027891022" text:style-name="L2">
        <text:list-item>
          <text:p text:style-name="P87">'root'<text:tab/>Virtuális objektum: gyökér.</text:p>
        </text:list-item>
        <text:list-item>
          <text:p text:style-name="P87">'unknown'<text:tab/>Virtuális objektum: ismeretlrn</text:p>
        </text:list-item>
        <text:list-item>
          <text:p text:style-name="P87">'real'<text:tab/>Valós objetum.</text:p>
        </text:list-item>
      </text:list>
      <text:p text:style-name="P3">A helyiség objektumok csoportokba rendezhetők (place_groups), amin keresztül megvalósítható vagyonvédelmi szempontból a megfigyelt terület zónákra bontása akkor is, ha ennek megvalósításához a helyiségek hierarchiája nem elegendő.</text:p>
      <text:p text:style-name="P3">Ugyancsak vagyonvédelmi szempontból jelentős, hogy a helyiségekhez hozzárendelhetőek felhasználók is, ezzel megkönnyítve a szükséges intézkedéseket.</text:p>
      <text:h text:style-name="P120" text:outline-level="3">Zónák (place_groups)</text:h>
      <text:p text:style-name="P79">A helyek és helyíség objektumok csoportját, vagy más néven zónákat definiáló tábla. Mivel maga a places is tartalmaz egyfajta csoportosítást, ami egy fa struktúra, ezért logikailag a zóna része minden olyan objektum, mely „leszármazottja” a fizikailag is a zónába tartozó objektumnak.</text:p>
      <text:p text:style-name="P121">place_<text:span text:style-name="T37">group</text:span>s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>
          <table:table-cell table:style-name="Táblázat6.A1" office:value-type="string">
            <text:p text:style-name="P89">place_<text:span text:style-name="T37">group</text:span>_id</text:p>
          </table:table-cell>
          <table:table-cell table:style-name="Táblázat6.A1" office:value-type="string">
            <text:p text:style-name="P98"><text:span text:style-name="T3">b</text:span>igint</text:p>
          </table:table-cell>
          <table:table-cell table:style-name="Táblázat6.C1" office:value-type="string">
            <text:p text:style-name="P98">Egyedi azonosító</text:p>
          </table:table-cell>
        </table:table-row>
        <table:table-row>
          <table:table-cell table:style-name="Táblázat6.A2" office:value-type="string">
            <text:p text:style-name="P101">place_<text:span text:style-name="T37">group</text:span>_name</text:p>
          </table:table-cell>
          <table:table-cell table:style-name="Táblázat6.A2" office:value-type="string">
            <text:p text:style-name="P98"><text:span text:style-name="T3">t</text:span>ext</text:p>
          </table:table-cell>
          <table:table-cell table:style-name="Táblázat6.C2" office:value-type="string">
            <text:p text:style-name="P98"><text:span text:style-name="T38">Zóna/csoport</text:span> neve</text:p>
          </table:table-cell>
        </table:table-row>
        <table:table-row>
          <table:table-cell table:style-name="Táblázat6.A2" office:value-type="string">
            <text:p text:style-name="P104">place_<text:span text:style-name="T37">group</text:span>_note</text:p>
          </table:table-cell>
          <table:table-cell table:style-name="Táblázat6.A2" office:value-type="string">
            <text:p text:style-name="P112"><text:span text:style-name="T3">t</text:span>ext</text:p>
          </table:table-cell>
          <table:table-cell table:style-name="Táblázat6.C2" office:value-type="string">
            <text:p text:style-name="P112">Megjegyzés</text:p>
          </table:table-cell>
        </table:table-row>
      </table:table>
      <text:p text:style-name="Standard"/>
      <text:h text:style-name="Heading_20_3" text:outline-level="3">places – place_groups kapcsolótábla (place_group_places)</text:h>
      <text:p text:style-name="P72">A csoport – tag összerendeléseket egy kapcsoló tábla reprezentálja. Jelen esetben a <text:s/>place_group_places kapcsolótábla egyébb plusz információt nem tartalmaz.</text:p>
      <text:p text:style-name="P122">place_<text:span text:style-name="T37">group_palces</text:span>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ext:soft-page-break/>
        <table:table-row>
          <table:table-cell table:style-name="Táblázat7.A1" office:value-type="string">
            <text:p text:style-name="P92">place_<text:span text:style-name="T37">group_place</text:span>_id</text:p>
          </table:table-cell>
          <table:table-cell table:style-name="Táblázat7.A1" office:value-type="string">
            <text:p text:style-name="P99"><text:span text:style-name="T3">b</text:span>igint</text:p>
          </table:table-cell>
          <table:table-cell table:style-name="Táblázat7.C1" office:value-type="string">
            <text:p text:style-name="P99">Egyedi azonosító</text:p>
          </table:table-cell>
        </table:table-row>
        <table:table-row>
          <table:table-cell table:style-name="Táblázat7.A2" office:value-type="string">
            <text:p text:style-name="P114">place_<text:span text:style-name="T37">group</text:span>_<text:span text:style-name="T38">id</text:span></text:p>
          </table:table-cell>
          <table:table-cell table:style-name="Táblázat7.A2" office:value-type="string">
            <text:p text:style-name="P115">bigint</text:p>
          </table:table-cell>
          <table:table-cell table:style-name="Táblázat7.C2" office:value-type="string">
            <text:p text:style-name="P115">A csoportra (zóna) mutató idegen kulcs (ID)</text:p>
          </table:table-cell>
        </table:table-row>
        <table:table-row>
          <table:table-cell table:style-name="Táblázat7.A2" office:value-type="string">
            <text:p text:style-name="P93">place_<text:span text:style-name="T38">id</text:span></text:p>
          </table:table-cell>
          <table:table-cell table:style-name="Táblázat7.A2" office:value-type="string">
            <text:p text:style-name="P115">bigint</text:p>
          </table:table-cell>
          <table:table-cell table:style-name="Táblázat7.C2" office:value-type="string">
            <text:p text:style-name="P115">A tagra (hely/helyiség) mutató idegen kulcs (ID)</text:p>
          </table:table-cell>
        </table:table-row>
      </table:table>
      <text:p text:style-name="P72"/>
      <text:h text:style-name="Heading_20_3" text:outline-level="3">Képek (images)</text:h>
      <text:p text:style-name="P80">Képek bináris objektumokat reprezentáló tábla. Ami jelen kontextusban a térképek objektumokat(is) tartalmazza.</text:p>
      <text:p text:style-name="P122">images</text:p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row>
          <table:table-cell table:style-name="Táblázat8.A1" office:value-type="string">
            <text:p text:style-name="P90"><text:span text:style-name="T38">image</text:span>_id</text:p>
          </table:table-cell>
          <table:table-cell table:style-name="Táblázat8.A1" office:value-type="string">
            <text:p text:style-name="P99"><text:span text:style-name="T3">b</text:span>igint</text:p>
          </table:table-cell>
          <table:table-cell table:style-name="Táblázat8.C1" office:value-type="string">
            <text:p text:style-name="P99">Egyedi azonosító</text:p>
          </table:table-cell>
        </table:table-row>
        <table:table-row>
          <table:table-cell table:style-name="Táblázat8.A2" office:value-type="string">
            <text:p text:style-name="P103">image_name</text:p>
          </table:table-cell>
          <table:table-cell table:style-name="Táblázat8.A2" office:value-type="string">
            <text:p text:style-name="P115">text</text:p>
          </table:table-cell>
          <table:table-cell table:style-name="Táblázat8.C2" office:value-type="string">
            <text:p text:style-name="P115">A bináris adat (térkép) neve</text:p>
          </table:table-cell>
        </table:table-row>
        <table:table-row>
          <table:table-cell table:style-name="Táblázat8.A2" office:value-type="string">
            <text:p text:style-name="P106">image_note</text:p>
          </table:table-cell>
          <table:table-cell table:style-name="Táblázat8.A2" office:value-type="string">
            <text:p text:style-name="P115">text</text:p>
          </table:table-cell>
          <table:table-cell table:style-name="Táblázat8.C2" office:value-type="string">
            <text:p text:style-name="P115">Megjegyzés.</text:p>
          </table:table-cell>
        </table:table-row>
        <table:table-row>
          <table:table-cell table:style-name="Táblázat8.A2" office:value-type="string">
            <text:p text:style-name="P94">image_type</text:p>
          </table:table-cell>
          <table:table-cell table:style-name="Táblázat8.A2" office:value-type="string">
            <text:p text:style-name="P115">enum(imagetype)</text:p>
          </table:table-cell>
          <table:table-cell table:style-name="Táblázat8.C2" office:value-type="string">
            <text:p text:style-name="P115">Az adat típusa</text:p>
          </table:table-cell>
        </table:table-row>
        <table:table-row>
          <table:table-cell table:style-name="Táblázat8.A2" office:value-type="string">
            <text:p text:style-name="P107">image_sub_type</text:p>
          </table:table-cell>
          <table:table-cell table:style-name="Táblázat8.A2" office:value-type="string">
            <text:p text:style-name="P116">text</text:p>
          </table:table-cell>
          <table:table-cell table:style-name="Táblázat8.C2" office:value-type="string">
            <text:p text:style-name="P116">Bináris adat esetén egy opcionális típus név</text:p>
          </table:table-cell>
        </table:table-row>
        <table:table-row>
          <table:table-cell table:style-name="Táblázat8.A2" office:value-type="string">
            <text:p text:style-name="P95">image_data</text:p>
          </table:table-cell>
          <table:table-cell table:style-name="Táblázat8.A2" office:value-type="string">
            <text:p text:style-name="P116">bytea</text:p>
          </table:table-cell>
          <table:table-cell table:style-name="Táblázat8.C2" office:value-type="string">
            <text:p text:style-name="P116">A bináris adat.</text:p>
          </table:table-cell>
        </table:table-row>
        <table:table-row>
          <table:table-cell table:style-name="Táblázat8.A2" office:value-type="string">
            <text:p text:style-name="P95">image_hash</text:p>
          </table:table-cell>
          <table:table-cell table:style-name="Táblázat8.A2" office:value-type="string">
            <text:p text:style-name="P116">bytea</text:p>
          </table:table-cell>
          <table:table-cell table:style-name="Táblázat8.C2" office:value-type="string">
            <text:p text:style-name="P116">SHA512 HASH (technikai mező)</text:p>
          </table:table-cell>
        </table:table-row>
      </table:table>
      <text:p text:style-name="P73">Ahol az imagettype lehetséges értékei:</text:p>
      <text:list xml:id="list3857945986432157281" text:style-name="L10">
        <text:list-item>
          <text:p text:style-name="P74">'BMP'<text:tab/>BMP kép</text:p>
        </text:list-item>
        <text:list-item>
          <text:p text:style-name="P74">'GIF'<text:tab/>GIF kép</text:p>
        </text:list-item>
        <text:list-item>
          <text:p text:style-name="P74">'JPG'<text:tab/>Jpeg kép</text:p>
        </text:list-item>
        <text:list-item>
          <text:p text:style-name="P74">'JPEG'<text:tab/>Jpeg kép</text:p>
        </text:list-item>
        <text:list-item>
          <text:p text:style-name="P74">'PNG'<text:tab/>PNG kép</text:p>
        </text:list-item>
        <text:list-item>
          <text:p text:style-name="P74">'PBM'<text:tab/>PBM kép</text:p>
        </text:list-item>
        <text:list-item>
          <text:p text:style-name="P74">'PGM'<text:tab/>PGM kép</text:p>
        </text:list-item>
        <text:list-item>
          <text:p text:style-name="P74">'PPM'<text:tab/>PPM kép</text:p>
        </text:list-item>
        <text:list-item>
          <text:p text:style-name="P74">'XBM'<text:tab/>XBM kép</text:p>
        </text:list-item>
        <text:list-item>
          <text:p text:style-name="P74">'XPM'<text:tab/>XPM kép</text:p>
        </text:list-item>
        <text:list-item>
          <text:p text:style-name="P74">'BIN'<text:tab/>Egyébb bináris adat, típusát a image_sub_type azonosíthatja.</text:p>
        </text:list-item>
      </text:list>
      <text:p text:style-name="P73">A fenti felsorolás a BIN nélkül tartalmazza a térképek esetén az összes támogatott kép formátumot.</text:p>
      <text:p text:style-name="P73"/>
      <text:h text:style-name="Heading_20_2" text:outline-level="2">Eszközök, <text:span text:style-name="T2">hálózati csomópontok</text:span> (<text:span text:style-name="T18">patchs</text:span>, <text:span text:style-name="T18">nodes</text:span>, <text:span text:style-name="T18">snmpdevices</text:span>)</text:h>
      <text:p text:style-name="P1">Az eszközök összesen <text:span text:style-name="T2">3</text:span> csoportba lettek osztva, ezek az adatbázisban öröklési viszonyban állnak egymással. </text:p>
      <text:p text:style-name="P1">A legegyszerűbb elem a patch panel vagy fali csatlakozó.</text:p>
      <text:p text:style-name="P1">A nodes a patchs-ból öröklődik. <text:span text:style-name="T2">Lényeges különbség a </text:span>patch-tól, <text:span text:style-name="T2">hogy</text:span> van <text:span text:style-name="T3">(lehet)</text:span> <text:span text:style-name="T2">állapota, ill</text:span>. <text:span text:style-name="T3">a hozzárendelhető portok típusa más. Passzív, vagy aktív hálózati elemeket reprezentál.</text:span></text:p>
      <text:p text:style-name="P1">A legbővebb elem pedig az snmpdevices, ami egy olyan <text:span text:style-name="T13">aktív</text:span> <text:span text:style-name="T3">hálózati elem</text:span>, ami <text:span text:style-name="T3">az</text:span> <text:s/>SNMP <text:span text:style-name="T3">protokollal</text:span> lekérdezhető, és a tábla ehhez tartalmaz néhány plusz információt.</text:p>
      <text:p text:style-name="P60"><text:soft-page-break/>patchs &lt; nodes &lt; snmpdevices</text:p>
      <table:table table:name="Táblázat2" table:style-name="Táblázat2">
        <table:table-column table:style-name="Táblázat2.A" table:number-columns-repeated="2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table:number-rows-spanned="6" office:value-type="string">
            <text:p text:style-name="P38">patchs</text:p>
          </table:table-cell>
          <table:table-cell table:style-name="Táblázat2.B1" table:number-rows-spanned="7" office:value-type="string">
            <text:p text:style-name="P39">nodes</text:p>
          </table:table-cell>
          <table:table-cell table:style-name="Táblázat2.C1" table:number-rows-spanned="19" office:value-type="string">
            <text:p text:style-name="P40">snmpdevices</text:p>
          </table:table-cell>
          <table:table-cell table:style-name="Táblázat2.D1" office:value-type="string">
            <text:p text:style-name="P51">node_id</text:p>
          </table:table-cell>
          <table:table-cell table:style-name="Táblázat2.E1" office:value-type="string">
            <text:p text:style-name="Table_20_Contents">bigint</text:p>
          </table:table-cell>
          <table:table-cell table:style-name="Táblázat2.F1" office:value-type="string">
            <text:p text:style-name="Table_20_Contents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2.D2" office:value-type="string">
            <text:p text:style-name="P25">node_name</text:p>
          </table:table-cell>
          <table:table-cell table:style-name="Táblázat2.E2" office:value-type="string">
            <text:p text:style-name="Table_20_Contents">text</text:p>
          </table:table-cell>
          <table:table-cell table:style-name="Táblázat2.F2" office:value-type="string">
            <text:p text:style-name="Table_20_Contents">Név</text:p>
          </table:table-cell>
        </table:table-row>
        <table:table-row>
          <table:covered-table-cell/>
          <table:covered-table-cell/>
          <table:covered-table-cell/>
          <table:table-cell table:style-name="Táblázat2.D3" office:value-type="string">
            <text:p text:style-name="P108">node_note</text:p>
          </table:table-cell>
          <table:table-cell table:style-name="Táblázat2.E3" office:value-type="string">
            <text:p text:style-name="Table_20_Contents">text</text:p>
          </table:table-cell>
          <table:table-cell table:style-name="Táblázat2.F3" office:value-type="string">
            <text:p text:style-name="Table_20_Contents">Megjegyzés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Table_20_Contents">place_id</text:p>
          </table:table-cell>
          <table:table-cell table:style-name="Táblázat2.E4" office:value-type="string">
            <text:p text:style-name="Table_20_Contents">bigint</text:p>
          </table:table-cell>
          <table:table-cell table:style-name="Táblázat2.F4" office:value-type="string">
            <text:p text:style-name="Table_20_Contents">Kulcs az eszköz helyére.</text:p>
          </table:table-cell>
        </table:table-row>
        <table:table-row>
          <table:covered-table-cell/>
          <table:covered-table-cell/>
          <table:covered-table-cell/>
          <table:table-cell table:style-name="Táblázat2.D5" office:value-type="string">
            <text:p text:style-name="P108">features</text:p>
          </table:table-cell>
          <table:table-cell table:style-name="Táblázat2.E5" office:value-type="string">
            <text:p text:style-name="Table_20_Contents">text</text:p>
          </table:table-cell>
          <table:table-cell table:style-name="Táblázat2.F5" office:value-type="string">
            <text:p text:style-name="Table_20_Contents">Egyébb paraméterek</text:p>
          </table:table-cell>
        </table:table-row>
        <table:table-row>
          <table:covered-table-cell/>
          <table:covered-table-cell/>
          <table:covered-table-cell/>
          <table:table-cell table:style-name="Táblázat2.D6" office:value-type="string">
            <text:p text:style-name="Table_20_Contents">deleted</text:p>
          </table:table-cell>
          <table:table-cell table:style-name="Táblázat2.E6" office:value-type="string">
            <text:p text:style-name="Table_20_Contents">boolean</text:p>
          </table:table-cell>
          <table:table-cell table:style-name="Táblázat2.F6" office:value-type="string">
            <text:p text:style-name="Table_20_Contents">Törölve (nem használlt)</text:p>
          </table:table-cell>
        </table:table-row>
        <table:table-row>
          <table:table-cell table:style-name="Táblázat2.A19" table:number-rows-spanned="13" office:value-type="string">
            <text:p text:style-name="Table_20_Contents"/>
          </table:table-cell>
          <table:covered-table-cell/>
          <table:covered-table-cell/>
          <table:table-cell table:style-name="Táblázat2.D7" office:value-type="string">
            <text:p text:style-name="P36">node_stat</text:p>
          </table:table-cell>
          <table:table-cell table:style-name="Táblázat2.E7" office:value-type="string">
            <text:p text:style-name="P37">enum(<text:span text:style-name="T32">notifswitch</text:span>)</text:p>
          </table:table-cell>
          <table:table-cell table:style-name="Táblázat2.F7" office:value-type="string">
            <text:p text:style-name="P36">Állapot</text:p>
          </table:table-cell>
        </table:table-row>
        <table:table-row>
          <table:covered-table-cell/>
          <table:table-cell table:style-name="Táblázat2.B19" table:number-rows-spanned="12" office:value-type="string">
            <text:p text:style-name="P58"/>
          </table:table-cell>
          <table:covered-table-cell/>
          <table:table-cell table:style-name="Táblázat2.D8" office:value-type="string">
            <text:p text:style-name="P36">node_type</text:p>
          </table:table-cell>
          <table:table-cell table:style-name="Táblázat2.E8" office:value-type="string">
            <text:p text:style-name="P37">set(<text:span text:style-name="T32">nodetype</text:span>)</text:p>
          </table:table-cell>
          <table:table-cell table:style-name="Táblázat2.F8" office:value-type="string">
            <text:p text:style-name="P36">Típus</text:p>
          </table:table-cell>
        </table:table-row>
        <table:table-row>
          <table:covered-table-cell/>
          <table:covered-table-cell/>
          <table:covered-table-cell/>
          <table:table-cell table:style-name="Táblázat2.D9" office:value-type="string">
            <text:p text:style-name="P42">community_rd</text:p>
          </table:table-cell>
          <table:table-cell table:style-name="Táblázat2.E9" office:value-type="string">
            <text:p text:style-name="P42">text</text:p>
          </table:table-cell>
          <table:table-cell table:style-name="Táblázat2.F9" office:value-type="string">
            <text:p text:style-name="P42">SNMP read community</text:p>
          </table:table-cell>
        </table:table-row>
        <table:table-row>
          <table:covered-table-cell/>
          <table:covered-table-cell/>
          <table:covered-table-cell/>
          <table:table-cell table:style-name="Táblázat2.D10" office:value-type="string">
            <text:p text:style-name="P31">communit<text:span text:style-name="T17">y</text:span>_wr</text:p>
          </table:table-cell>
          <table:table-cell table:style-name="Táblázat2.E10" office:value-type="string">
            <text:p text:style-name="P42">text</text:p>
          </table:table-cell>
          <table:table-cell table:style-name="Táblázat2.F10" office:value-type="string">
            <text:p text:style-name="P42">SNMP write community</text:p>
          </table:table-cell>
        </table:table-row>
        <table:table-row>
          <table:covered-table-cell/>
          <table:covered-table-cell/>
          <table:covered-table-cell/>
          <table:table-cell table:style-name="Táblázat2.D11" office:value-type="string">
            <text:p text:style-name="P34">snmp_ver</text:p>
          </table:table-cell>
          <table:table-cell table:style-name="Táblázat2.E11" office:value-type="string">
            <text:p text:style-name="P43">enum(<text:span text:style-name="T32">snmpver</text:span>)</text:p>
          </table:table-cell>
          <table:table-cell table:style-name="Táblázat2.F11" office:value-type="string">
            <text:p text:style-name="P42">SNMP verzió</text:p>
          </table:table-cell>
        </table:table-row>
        <table:table-row>
          <table:covered-table-cell/>
          <table:covered-table-cell/>
          <table:covered-table-cell/>
          <table:table-cell table:style-name="Táblázat2.D12" office:value-type="string">
            <text:p text:style-name="P31">sysdescr</text:p>
          </table:table-cell>
          <table:table-cell table:style-name="Táblázat2.E12" office:value-type="string">
            <text:p text:style-name="P42">text</text:p>
          </table:table-cell>
          <table:table-cell table:style-name="Táblázat2.F12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3" office:value-type="string">
            <text:p text:style-name="P31">sysobjectid</text:p>
          </table:table-cell>
          <table:table-cell table:style-name="Táblázat2.E13" office:value-type="string">
            <text:p text:style-name="P42">text</text:p>
          </table:table-cell>
          <table:table-cell table:style-name="Táblázat2.F13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4" office:value-type="string">
            <text:p text:style-name="P31">sysuptime</text:p>
          </table:table-cell>
          <table:table-cell table:style-name="Táblázat2.E14" office:value-type="string">
            <text:p text:style-name="P42">bigint</text:p>
          </table:table-cell>
          <table:table-cell table:style-name="Táblázat2.F14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5" office:value-type="string">
            <text:p text:style-name="P31">syscontact</text:p>
          </table:table-cell>
          <table:table-cell table:style-name="Táblázat2.E15" office:value-type="string">
            <text:p text:style-name="P42">text</text:p>
          </table:table-cell>
          <table:table-cell table:style-name="Táblázat2.F15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6" office:value-type="string">
            <text:p text:style-name="P31">sysname</text:p>
          </table:table-cell>
          <table:table-cell table:style-name="Táblázat2.E16" office:value-type="string">
            <text:p text:style-name="P42">text</text:p>
          </table:table-cell>
          <table:table-cell table:style-name="Táblázat2.F16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7" office:value-type="string">
            <text:p text:style-name="P31">syslocation</text:p>
          </table:table-cell>
          <table:table-cell table:style-name="Táblázat2.E17" office:value-type="string">
            <text:p text:style-name="P42">text</text:p>
          </table:table-cell>
          <table:table-cell table:style-name="Táblázat2.F17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8" office:value-type="string">
            <text:p text:style-name="P31">sysservices</text:p>
          </table:table-cell>
          <table:table-cell table:style-name="Táblázat2.E18" office:value-type="string">
            <text:p text:style-name="P42">smallint</text:p>
          </table:table-cell>
          <table:table-cell table:style-name="Táblázat2.F18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9" office:value-type="string">
            <text:p text:style-name="P31">vendorname</text:p>
          </table:table-cell>
          <table:table-cell table:style-name="Táblázat2.E19" office:value-type="string">
            <text:p text:style-name="P42">text</text:p>
          </table:table-cell>
          <table:table-cell table:style-name="Táblázat2.F19" office:value-type="string">
            <text:p text:style-name="P42"/>
          </table:table-cell>
        </table:table-row>
      </table:table>
      <text:p text:style-name="Standard">Ahol a <text:span text:style-name="T27">notifswitch</text:span> lehetséges értékei:</text:p>
      <text:list xml:id="list4093225421187934350" text:style-name="L3">
        <text:list-item>
          <text:p text:style-name="P64">'on'<text:tab/><text:span text:style-name="T32">Rendben, működik, bekapcsolva</text:span></text:p>
        </text:list-item>
        <text:list-item>
          <text:p text:style-name="P64">'recovered'<text:tab/><text:span text:style-name="T32">Helyreállt</text:span></text:p>
        </text:list-item>
        <text:list-item>
          <text:p text:style-name="P64">'warning'<text:tab/><text:span text:style-name="T32">Figyelmeztetés</text:span></text:p>
        </text:list-item>
        <text:list-item>
          <text:p text:style-name="P64">'critical'<text:tab/><text:span text:style-name="T32">Kritikus hiba</text:span></text:p>
        </text:list-item>
        <text:list-item>
          <text:p text:style-name="P64">'unreachable'<text:tab/><text:span text:style-name="T32">Nem elérhető</text:span></text:p>
        </text:list-item>
        <text:list-item>
          <text:p text:style-name="P64">'down'<text:tab/><text:span text:style-name="T33">Kikapcsolva</text:span></text:p>
        </text:list-item>
        <text:list-item>
          <text:p text:style-name="P64">'flapping'<text:tab/><text:span text:style-name="T32">Az állapot változó, ki-be kapcsol ...</text:span></text:p>
        </text:list-item>
        <text:list-item>
          <text:p text:style-name="P64">'unknown'<text:tab/><text:span text:style-name="T32">Az állapot ismeretlen</text:span></text:p>
        </text:list-item>
      </text:list>
      <text:p text:style-name="P4">A <text:span text:style-name="T29">nodetype</text:span><text:span text:style-name="T32"> lehetséges értékei:</text:span></text:p>
      <text:list xml:id="list2647106361231722764" text:style-name="L4">
        <text:list-item>
          <text:p text:style-name="P65">'node'<text:tab/>Passzív hálózati elem.</text:p>
        </text:list-item>
        <text:list-item>
          <text:p text:style-name="P65">'host'<text:tab/>Aktív hálózati elem</text:p>
        </text:list-item>
        <text:list-item>
          <text:p text:style-name="P65">'switch'<text:tab/>Switch</text:p>
        </text:list-item>
        <text:list-item>
          <text:p text:style-name="P65">'hub'<text:tab/>Hub</text:p>
        </text:list-item>
        <text:list-item>
          <text:p text:style-name="P65">'virtual'<text:tab/>irtuális hálózati elem.</text:p>
        </text:list-item>
        <text:list-item>
          <text:p text:style-name="P65">'snmp'<text:tab/>SNMP protokollal lekérdezhető hálózati elem.</text:p>
        </text:list-item>
        <text:list-item>
          <text:p text:style-name="P65">'converter'<text:tab/>Média konverter</text:p>
        </text:list-item>
        <text:list-item>
          <text:p text:style-name="P65">'printer'<text:tab/>Nyomtató</text:p>
        </text:list-item>
        <text:list-item>
          <text:p text:style-name="P65">'gateway'<text:tab/>Hálózati útválasztó</text:p>
        </text:list-item>
      </text:list>
      <text:p text:style-name="P4">Az <text:span text:style-name="T27">snmpver</text:span> lehetséges értékei:</text:p>
      <text:list xml:id="list9214141385639613530" text:style-name="L5">
        <text:list-item>
          <text:p text:style-name="P66">'1'<text:tab/>Támogatott SNMP verzió: 1</text:p>
        </text:list-item>
        <text:list-item>
          <text:p text:style-name="P66">'2c'<text:tab/>Támogatott SNMP verzió: 2c</text:p>
        </text:list-item>
      </text:list>
      <text:p text:style-name="P4">Az SNMP 3-as verziójú lekérdezések jelenleg nem támogatottak.</text:p>
      <text:h text:style-name="Heading_20_3" text:outline-level="3"><text:soft-page-break/>A hálózati elemekhez tarozó egyébb (child) objektumok</text:h>
      <text:h text:style-name="Heading_20_4" text:outline-level="4">Portok (<text:span text:style-name="T19">n</text:span><text:span text:style-name="T18">ports</text:span>, <text:span text:style-name="T19">p</text:span><text:span text:style-name="T18">ports</text:span>, <text:span text:style-name="T18">interafces</text:span>)</text:h>
      <text:p text:style-name="P2">A hálózati elemek részét képezik a port típusú objektumok:</text:p>
      <text:p text:style-name="P1">Az ős itt nports, a pass<text:span text:style-name="T4">z</text:span>ív port. Mindegyik porthoz tartozik egy port típus leíró (iftypes tábla) egy sorszám mező, ami az nports esetén opcionális (lehet NULL, <text:span text:style-name="T4">de ha nem NULL, akkor azonos hálozati elemenként egyedi</text:span>).</text:p>
      <text:p text:style-name="P1">A pports a <text:span text:style-name="T13">Patch-panelek</text:span> és falicsatlakozók portjait reprezentálja, az nports-ból öröklődik. Itt a sorszám mező egyedi és kötelező <text:span text:style-name="T13">(panelenként, vagy csatlakozónként)</text:span>, valamint helyet kaptak a megosztásokra vonatkozó információk. (Sajnos a főiskolán nagyon sok helyen kényszerültem a kábelek megosztására, és szinte az összes lehetséges módszer alkalmazva van.). <text:span text:style-name="T13">Patch (pports) portot csak a patch panelhez ill. fali csatlakozóhoz rendelhetünk, ill. patch panelhez és fali csatlakozóhoz csak patch port rendelhető.</text:span></text:p>
      <text:p text:style-name="P1">Az interfaces az aktív portokat reprezentálja. Van állapotuk, és nem kötelező fizikai címük (MAC). További információt tartalmaznak dualface portok, és TRUNK-ök leírására. <text:span text:style-name="T14">Az interfészhez rendelhető IP cím, ill. ipaddress objektum, ami nem feltétlenül jelent egy konkrét ip címet, lévén az bizonyos esetekben változhat.</text:span></text:p>
      <text:p text:style-name="P61"><text:span text:style-name="T15">nports</text:span> &lt; <text:span text:style-name="T15">pports; nports</text:span> &lt; <text:span text:style-name="T15">interface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table:number-rows-spanned="10" office:value-type="string">
            <text:p text:style-name="P41">Ppoets</text:p>
          </table:table-cell>
          <table:table-cell table:style-name="Táblázat3.B1" table:number-rows-spanned="8" office:value-type="string">
            <text:p text:style-name="P41">nports</text:p>
          </table:table-cell>
          <table:table-cell table:style-name="Táblázat3.C1" table:number-rows-spanned="8" office:value-type="string">
            <text:p text:style-name="P41">interfaces</text:p>
          </table:table-cell>
          <table:table-cell table:style-name="Táblázat3.D1" office:value-type="string">
            <text:p text:style-name="P27"><text:span text:style-name="T5">port</text:span>_id</text:p>
          </table:table-cell>
          <table:table-cell table:style-name="Táblázat3.E1" office:value-type="string">
            <text:p text:style-name="P44">bigint</text:p>
          </table:table-cell>
          <table:table-cell table:style-name="Táblázat3.F1" office:value-type="string">
            <text:p text:style-name="P44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3.D2" office:value-type="string">
            <text:p text:style-name="P45">port_name</text:p>
          </table:table-cell>
          <table:table-cell table:style-name="Táblázat3.E2" office:value-type="string">
            <text:p text:style-name="P45">text</text:p>
          </table:table-cell>
          <table:table-cell table:style-name="Táblázat3.F2" office:value-type="string">
            <text:p text:style-name="P45">Hálózati elemenként egyedi név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0">port_note</text:p>
          </table:table-cell>
          <table:table-cell table:style-name="Táblázat3.E15" office:value-type="string">
            <text:p text:style-name="P45">text</text:p>
          </table:table-cell>
          <table:table-cell table:style-name="Táblázat3.F15" office:value-type="string">
            <text:p text:style-name="P45">Megjegyzés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0">port_tag</text:p>
          </table:table-cell>
          <table:table-cell table:style-name="Táblázat3.E15" office:value-type="string">
            <text:p text:style-name="P45">text</text:p>
          </table:table-cell>
          <table:table-cell table:style-name="Táblázat3.F15" office:value-type="string">
            <text:p text:style-name="P45">Felirat egyéb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5">iftype_id</text:p>
          </table:table-cell>
          <table:table-cell table:style-name="Táblázat3.E15" office:value-type="string">
            <text:p text:style-name="P45">bigint</text:p>
          </table:table-cell>
          <table:table-cell table:style-name="Táblázat3.F15" office:value-type="string">
            <text:p text:style-name="P45">A port típusleíró rekordra mutató kulcs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5">port_index</text:p>
          </table:table-cell>
          <table:table-cell table:style-name="Táblázat3.E15" office:value-type="string">
            <text:p text:style-name="P45">integer</text:p>
          </table:table-cell>
          <table:table-cell table:style-name="Táblázat3.F15" office:value-type="string">
            <text:p text:style-name="P50">Index, sorszám, vagy SNMP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5">deleted</text:p>
          </table:table-cell>
          <table:table-cell table:style-name="Táblázat3.E15" office:value-type="string">
            <text:p text:style-name="P45">boolean</text:p>
          </table:table-cell>
          <table:table-cell table:style-name="Táblázat3.F15" office:value-type="string">
            <text:p text:style-name="P45">Ha értéke igaz, akkor logikailag törölt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56">flag</text:p>
          </table:table-cell>
          <table:table-cell table:style-name="Táblázat3.E15" office:value-type="string">
            <text:p text:style-name="P45">boolean</text:p>
          </table:table-cell>
          <table:table-cell table:style-name="Táblázat3.F15" office:value-type="string">
            <text:p text:style-name="P45">technikai okokb<text:span text:style-name="T14">ó</text:span>l felvett járulékos jelző.</text:p>
          </table:table-cell>
        </table:table-row>
        <table:table-row>
          <table:covered-table-cell/>
          <table:table-cell table:style-name="Táblázat3.B15" table:number-rows-spanned="7" office:value-type="string">
            <text:p text:style-name="P44"/>
          </table:table-cell>
          <table:table-cell table:style-name="Táblázat3.C10" table:number-rows-spanned="2" office:value-type="string">
            <text:p text:style-name="P44"/>
          </table:table-cell>
          <table:table-cell table:style-name="Táblázat3.D15" office:value-type="string">
            <text:p text:style-name="P47">shared_cable</text:p>
          </table:table-cell>
          <table:table-cell table:style-name="Táblázat3.E15" office:value-type="string">
            <text:p text:style-name="P48">enum(<text:span text:style-name="T33">portshare</text:span>)</text:p>
          </table:table-cell>
          <table:table-cell table:style-name="Táblázat3.F15" office:value-type="string">
            <text:p text:style-name="P47">Hátlapi megosztás típu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1">shared_port_id</text:p>
          </table:table-cell>
          <table:table-cell table:style-name="Táblázat3.E15" office:value-type="string">
            <text:p text:style-name="P47">bigint</text:p>
          </table:table-cell>
          <table:table-cell table:style-name="Táblázat3.F15" office:value-type="string">
            <text:p text:style-name="P47">A közös kábelen osztoró portok közül az elsőre mutató kulcs.</text:p>
          </table:table-cell>
        </table:table-row>
        <table:table-row>
          <table:table-cell table:style-name="Táblázat3.A15" table:number-rows-spanned="5" office:value-type="string">
            <text:p text:style-name="P44"/>
          </table:table-cell>
          <table:covered-table-cell/>
          <table:table-cell table:style-name="Táblázat3.C11" table:number-rows-spanned="5" office:value-type="string">
            <text:p text:style-name="P44"/>
          </table:table-cell>
          <table:table-cell table:style-name="Táblázat3.D15" office:value-type="string">
            <text:p text:style-name="P47">hwaddress</text:p>
          </table:table-cell>
          <table:table-cell table:style-name="Táblázat3.E15" office:value-type="string">
            <text:p text:style-name="P47">mac</text:p>
          </table:table-cell>
          <table:table-cell table:style-name="Táblázat3.F15" office:value-type="string">
            <text:p text:style-name="P47">MAC cím (opcionális)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7">port_ostat</text:p>
          </table:table-cell>
          <table:table-cell table:style-name="Táblázat3.E15" office:value-type="string">
            <text:p text:style-name="P49">enum<text:span text:style-name="T34">(ifstatus)</text:span></text:p>
          </table:table-cell>
          <table:table-cell table:style-name="Táblázat3.F15" office:value-type="string">
            <text:p text:style-name="P47">port állapot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7">port_astat</text:p>
          </table:table-cell>
          <table:table-cell table:style-name="Táblázat3.E15" office:value-type="string">
            <text:p text:style-name="P49">enum<text:span text:style-name="T34">(ifstatus)</text:span></text:p>
          </table:table-cell>
          <table:table-cell table:style-name="Táblázat3.F15" office:value-type="string">
            <text:p text:style-name="P47">port beállítá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1">port_staple_id</text:p>
          </table:table-cell>
          <table:table-cell table:style-name="Táblázat3.E15" office:value-type="string">
            <text:p text:style-name="P47">bigint</text:p>
          </table:table-cell>
          <table:table-cell table:style-name="Táblázat3.F15" office:value-type="string">
            <text:p text:style-name="P117">TRUNK ID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1">dualface_type</text:p>
          </table:table-cell>
          <table:table-cell table:style-name="Táblázat3.E15" office:value-type="string">
            <text:p text:style-name="P47">bigint</text:p>
          </table:table-cell>
          <table:table-cell table:style-name="Táblázat3.F15" office:value-type="string">
            <text:p text:style-name="P45">A port típusleíró rekordra mutató kulcs. <text:span text:style-name="T34">Opcionális.</text:span></text:p>
          </table:table-cell>
        </table:table-row>
      </table:table>
      <text:p text:style-name="P4">Ahol a <text:span text:style-name="T27">portshare</text:span> lehetséges értékei:</text:p>
      <text:list xml:id="list652375453025333786" text:style-name="L6">
        <text:list-item>
          <text:p text:style-name="P67">''<text:tab/>(üres string) Szabványos bekötés, nincs megosztva.</text:p>
        </text:list-item>
        <text:list-item>
          <text:p text:style-name="P68">'A'<text:tab/>Megosztva, a használlt erek: <text:span text:style-name="T34">1, 2, 3, 6</text:span></text:p>
        </text:list-item>
        <text:list-item>
          <text:p text:style-name="P68">'AA'<text:tab/>Megosztva, a használlt erek: <text:span text:style-name="T34">1, 2</text:span></text:p>
        </text:list-item>
        <text:list-item>
          <text:p text:style-name="P68">'AB'<text:tab/>Megosztva, a használlt erek: <text:span text:style-name="T34">3, 6</text:span></text:p>
        </text:list-item>
        <text:list-item>
          <text:p text:style-name="P68">'B'<text:tab/>Megosztva, a használlt erek: <text:span text:style-name="T34">4, 5, 7, 8</text:span></text:p>
        </text:list-item>
        <text:list-item>
          <text:p text:style-name="P68">'BA'<text:tab/>Megosztva, a használlt erek: <text:span text:style-name="T34">4, 5</text:span></text:p>
        </text:list-item>
        <text:list-item>
          <text:p text:style-name="P68">'BB'<text:tab/>Megosztva, a használlt erek: <text:span text:style-name="T34">7, 8</text:span></text:p>
        </text:list-item>
        <text:list-item>
          <text:p text:style-name="P68">'C'<text:tab/>Megosztva, a használlt erek: <text:span text:style-name="T34">3, 4</text:span></text:p>
        </text:list-item>
        <text:list-item>
          <text:p text:style-name="P68"><text:soft-page-break/>'D'<text:tab/>Megosztva, a használlt erek: <text:span text:style-name="T34">5, 6</text:span></text:p>
        </text:list-item>
        <text:list-item>
          <text:p text:style-name="P67">'NC'<text:tab/><text:span text:style-name="T34">Nincs bekötve.</text:span></text:p>
        </text:list-item>
      </text:list>
      <text:p text:style-name="P5">Az <text:span text:style-name="T27">ifstatus</text:span> lehetséges értékei:</text:p>
      <text:list xml:id="list160264678104763250" text:style-name="L7">
        <text:list-item>
          <text:p text:style-name="P69">'up'<text:tab/>IANA</text:p>
        </text:list-item>
        <text:list-item>
          <text:p text:style-name="P69">'down'<text:tab/></text:p>
        </text:list-item>
        <text:list-item>
          <text:p text:style-name="P69">'testing'<text:tab/></text:p>
        </text:list-item>
        <text:list-item>
          <text:p text:style-name="P69">'unknown'<text:tab/></text:p>
        </text:list-item>
        <text:list-item>
          <text:p text:style-name="P69">'dormant'<text:tab/></text:p>
        </text:list-item>
        <text:list-item>
          <text:p text:style-name="P69">'notpresent'</text:p>
        </text:list-item>
        <text:list-item>
          <text:p text:style-name="P69">'lowerlayerdown'</text:p>
        </text:list-item>
        <text:list-item>
          <text:p text:style-name="P69">'invert'<text:tab/>Nem szabványos...</text:p>
        </text:list-item>
        <text:list-item>
          <text:p text:style-name="P69">'short'</text:p>
        </text:list-item>
        <text:list-item>
          <text:p text:style-name="P69">'broken'</text:p>
        </text:list-item>
        <text:list-item>
          <text:p text:style-name="P69">'error'</text:p>
        </text:list-item>
      </text:list>
      <text:p text:style-name="P4"/>
      <text:h text:style-name="P124" text:outline-level="5">A port típus leíró (iftypes)</text:h>
      <text:p text:style-name="P81">A tábla a port típus objektumokat tartalmazza:</text:p>
      <text:p text:style-name="P123">iftypes</text:p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row>
          <table:table-cell table:style-name="Táblázat9.A1" office:value-type="string">
            <text:p text:style-name="P91"><text:span text:style-name="T39">iftypes</text:span>_id</text:p>
          </table:table-cell>
          <table:table-cell table:style-name="Táblázat9.A1" office:value-type="string">
            <text:p text:style-name="P100"><text:span text:style-name="T3">b</text:span>igint</text:p>
          </table:table-cell>
          <table:table-cell table:style-name="Táblázat9.C1" office:value-type="string">
            <text:p text:style-name="P100">Egyedi azonosító</text:p>
          </table:table-cell>
        </table:table-row>
        <table:table-row>
          <table:table-cell table:style-name="Táblázat9.A2" office:value-type="string">
            <text:p text:style-name="P102"><text:span text:style-name="T39">iftype</text:span>_name</text:p>
          </table:table-cell>
          <table:table-cell table:style-name="Táblázat9.A2" office:value-type="string">
            <text:p text:style-name="P100"><text:span text:style-name="T3">t</text:span>ext</text:p>
          </table:table-cell>
          <table:table-cell table:style-name="Táblázat9.C2" office:value-type="string">
            <text:p text:style-name="P117">A port vagy interfész típus neve</text:p>
          </table:table-cell>
        </table:table-row>
        <table:table-row>
          <table:table-cell table:style-name="Táblázat9.A2" office:value-type="string">
            <text:p text:style-name="P105"><text:span text:style-name="T39">iftype</text:span>_note</text:p>
          </table:table-cell>
          <table:table-cell table:style-name="Táblázat9.A2" office:value-type="string">
            <text:p text:style-name="P113"><text:span text:style-name="T3">t</text:span>ext</text:p>
          </table:table-cell>
          <table:table-cell table:style-name="Táblázat9.C2" office:value-type="string">
            <text:p text:style-name="P113">Megjegyzés</text:p>
          </table:table-cell>
        </table:table-row>
        <table:table-row>
          <table:table-cell table:style-name="Táblázat9.A2" office:value-type="string">
            <text:p text:style-name="P96">iftype_iana_id</text:p>
          </table:table-cell>
          <table:table-cell table:style-name="Táblázat9.A2" office:value-type="string">
            <text:p text:style-name="P117">integer</text:p>
          </table:table-cell>
          <table:table-cell table:style-name="Táblázat9.C2" office:value-type="string">
            <text:p text:style-name="P117">Szabványos azonosító (SNMP/IANA)</text:p>
          </table:table-cell>
        </table:table-row>
        <table:table-row>
          <table:table-cell table:style-name="Táblázat9.A2" office:value-type="string">
            <text:p text:style-name="P96">iftype_link_type</text:p>
          </table:table-cell>
          <table:table-cell table:style-name="Táblázat9.A2" office:value-type="string">
            <text:p text:style-name="P117">enum(linktype)</text:p>
          </table:table-cell>
          <table:table-cell table:style-name="Táblázat9.C2" office:value-type="string">
            <text:p text:style-name="P117">A port typus kapcsolódásának a jellege</text:p>
          </table:table-cell>
        </table:table-row>
        <table:table-row>
          <table:table-cell table:style-name="Táblázat9.A2" office:value-type="string">
            <text:p text:style-name="P96">iftype_obj_type</text:p>
          </table:table-cell>
          <table:table-cell table:style-name="Táblázat9.A2" office:value-type="string">
            <text:p text:style-name="P117">enum(portobjtype)</text:p>
          </table:table-cell>
          <table:table-cell table:style-name="Táblázat9.C2" office:value-type="string">
            <text:p text:style-name="P117">A típushoz rendelhető port objektum típus</text:p>
          </table:table-cell>
        </table:table-row>
        <table:table-row>
          <table:table-cell table:style-name="Táblázat9.A2" office:value-type="string">
            <text:p text:style-name="P96">preferred</text:p>
          </table:table-cell>
          <table:table-cell table:style-name="Táblázat9.A2" office:value-type="string">
            <text:p text:style-name="P117">boolean</text:p>
          </table:table-cell>
          <table:table-cell table:style-name="Táblázat9.C2" office:value-type="string">
            <text:p text:style-name="P117">Nem egyértelműen azonosított típus esetén a preferált típus esetén igaz.</text:p>
          </table:table-cell>
        </table:table-row>
        <table:table-row>
          <table:table-cell table:style-name="Táblázat9.A2" office:value-type="string">
            <text:p text:style-name="P97">iana_id_link</text:p>
          </table:table-cell>
          <table:table-cell table:style-name="Táblázat9.A2" office:value-type="string">
            <text:p text:style-name="P118">integer</text:p>
          </table:table-cell>
          <table:table-cell table:style-name="Táblázat9.C2" office:value-type="string">
            <text:p text:style-name="P118">Elavult IANA id esetén a helyette használandó ID</text:p>
          </table:table-cell>
        </table:table-row>
        <table:table-row>
          <table:table-cell table:style-name="Táblázat9.A2" office:value-type="string">
            <text:p text:style-name="P97">if_name_prefix</text:p>
          </table:table-cell>
          <table:table-cell table:style-name="Táblázat9.A2" office:value-type="string">
            <text:p text:style-name="P118">text</text:p>
          </table:table-cell>
          <table:table-cell table:style-name="Táblázat9.C2" office:value-type="string">
            <text:p text:style-name="P118">A port név képzésénél egy opcionális előtag.</text:p>
          </table:table-cell>
        </table:table-row>
      </table:table>
      <text:p text:style-name="P75"/>
      <text:h text:style-name="Heading_20_5" text:outline-level="5">A<text:span text:style-name="T35">z interfészekhez</text:span> elemekhez tar<text:span text:style-name="T35">t</text:span>ozó egyéb (child) objektumok</text:h>
      <text:h text:style-name="Heading_20_6" text:outline-level="6">IP címek <text:span text:style-name="T26">(</text:span><text:span text:style-name="T28">ipaddresses</text:span><text:span text:style-name="T26">)</text:span></text:h>
      <text:p text:style-name="P19">Az IP címek az interface obje<text:span text:style-name="T25">k</text:span>tumokhoz <text:span text:style-name="T25">tartozó (child) objektumok</text:span>. <text:span text:style-name="T25">Nem feltétlenül definiálnak egy konkrét címet, dinamikus IP címek esetén a cím hiányozhat, vagy akár ütközhet is más dinamikus IP címmel. Az IP címek egyediek, kivéve a dinamikus címeket, és a privát tartományok címeit. Dinamikus címek, és fix IP címek ütközése sem megengedett.</text:span></text:p>
      <text:p text:style-name="P62">ipaddresses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ext:soft-page-break/>
        <table:table-row>
          <table:table-cell table:style-name="Táblázat5.A1" office:value-type="string">
            <text:p text:style-name="P28"><text:span text:style-name="T25">ipaddress</text:span>_id</text:p>
          </table:table-cell>
          <table:table-cell table:style-name="Táblázat5.A1" office:value-type="string">
            <text:p text:style-name="P55">bigint</text:p>
          </table:table-cell>
          <table:table-cell table:style-name="Táblázat5.C1" office:value-type="string">
            <text:p text:style-name="P55">Egyedi azonosító.</text:p>
          </table:table-cell>
        </table:table-row>
        <table:table-row>
          <table:table-cell table:style-name="Táblázat5.A2" office:value-type="string">
            <text:p text:style-name="P46"><text:span text:style-name="T25">ipaddress</text:span>_name</text:p>
          </table:table-cell>
          <table:table-cell table:style-name="Táblázat5.A2" office:value-type="string">
            <text:p text:style-name="P46">text</text:p>
          </table:table-cell>
          <table:table-cell table:style-name="Táblázat5.C2" office:value-type="string">
            <text:p text:style-name="P46">Megjegyzés</text:p>
          </table:table-cell>
        </table:table-row>
        <table:table-row>
          <table:table-cell table:style-name="Táblázat5.A2" office:value-type="string">
            <text:p text:style-name="P56">address</text:p>
          </table:table-cell>
          <table:table-cell table:style-name="Táblázat5.A2" office:value-type="string">
            <text:p text:style-name="P56">inet</text:p>
          </table:table-cell>
          <table:table-cell table:style-name="Táblázat5.C2" office:value-type="string">
            <text:p text:style-name="P56">IP cím</text:p>
          </table:table-cell>
        </table:table-row>
        <table:table-row>
          <table:table-cell table:style-name="Táblázat5.A2" office:value-type="string">
            <text:p text:style-name="P56">ip_address_type</text:p>
          </table:table-cell>
          <table:table-cell table:style-name="Táblázat5.A2" office:value-type="string">
            <text:p text:style-name="P57">enum<text:span text:style-name="T34">(addresstype)</text:span></text:p>
          </table:table-cell>
          <table:table-cell table:style-name="Táblázat5.C2" office:value-type="string">
            <text:p text:style-name="P56">A cím típusa.</text:p>
          </table:table-cell>
        </table:table-row>
        <table:table-row>
          <table:table-cell table:style-name="Táblázat5.A2" office:value-type="string">
            <text:p text:style-name="P56"><text:span text:style-name="T35">p</text:span>referred</text:p>
          </table:table-cell>
          <table:table-cell table:style-name="Táblázat5.A2" office:value-type="string">
            <text:p text:style-name="P56">int</text:p>
          </table:table-cell>
          <table:table-cell table:style-name="Táblázat5.C2" office:value-type="string">
            <text:p text:style-name="P56">Cím keresésnél egy opcionális sorrendet definiál, a kisebb érték az preferált.</text:p>
          </table:table-cell>
        </table:table-row>
        <table:table-row>
          <table:table-cell table:style-name="Táblázat5.A2" office:value-type="string">
            <text:p text:style-name="P56">subnet_id</text:p>
          </table:table-cell>
          <table:table-cell table:style-name="Táblázat5.A2" office:value-type="string">
            <text:p text:style-name="P56">bigint</text:p>
          </table:table-cell>
          <table:table-cell table:style-name="Táblázat5.C2" office:value-type="string">
            <text:p text:style-name="P56">Kulcs a subnet-re</text:p>
          </table:table-cell>
        </table:table-row>
        <table:table-row>
          <table:table-cell table:style-name="Táblázat5.A2" office:value-type="string">
            <text:p text:style-name="P56">port_id</text:p>
          </table:table-cell>
          <table:table-cell table:style-name="Táblázat5.A2" office:value-type="string">
            <text:p text:style-name="P56">bigint</text:p>
          </table:table-cell>
          <table:table-cell table:style-name="Táblázat5.C2" office:value-type="string">
            <text:p text:style-name="P56">Kulcs a (tulajdonos) interfész-re</text:p>
          </table:table-cell>
        </table:table-row>
        <table:table-row>
          <table:table-cell table:style-name="Táblázat5.A2" office:value-type="string">
            <text:p text:style-name="P56">flag</text:p>
          </table:table-cell>
          <table:table-cell table:style-name="Táblázat5.A2" office:value-type="string">
            <text:p text:style-name="P45">boolean</text:p>
          </table:table-cell>
          <table:table-cell table:style-name="Táblázat5.C2" office:value-type="string">
            <text:p text:style-name="P45">technikai okokb<text:span text:style-name="T14">ó</text:span>l felvett járulékos jelző.</text:p>
          </table:table-cell>
        </table:table-row>
      </table:table>
      <text:p text:style-name="P6">Ahol a addresstype lehetséges értékei:</text:p>
      <text:list xml:id="list2827920318036809457" text:style-name="L8">
        <text:list-item>
          <text:p text:style-name="P70">'fixip'<text:tab/>Fix IP cím.</text:p>
        </text:list-item>
        <text:list-item>
          <text:p text:style-name="P70">'private'<text:tab/>Belső cím, nem rout-olt. Nem feltétlenül egyedi cím.</text:p>
        </text:list-item>
        <text:list-item>
          <text:p text:style-name="P70">'external'<text:tab/>Külső cím. A subnet_id ekkor, és csakis ekkor lehet NULL.</text:p>
        </text:list-item>
        <text:list-item>
          <text:p text:style-name="P70">'dynamic'<text:tab/>Dinamikus cím.</text:p>
        </text:list-item>
        <text:list-item>
          <text:p text:style-name="P70">'pseudo'<text:tab/>Nem valós IP cím.</text:p>
        </text:list-item>
      </text:list>
      <text:p text:style-name="P6"/>
      <text:h text:style-name="Heading_20_2" text:outline-level="2">VLAN-ok <text:span text:style-name="T16">és </text:span>szubnetek</text:h>
      <text:p text:style-name="Text_20_body"/>
      <text:h text:style-name="Heading_20_2" text:outline-level="2">Cím táblák</text:h>
      <text:p text:style-name="Text_20_body"/>
      <text:h text:style-name="Heading_20_2" text:outline-level="2">Topológiai adatok</text:h>
      <text:p text:style-name="P16">Az adatbázis több a topológiát leképező táblát tartalmaz.</text:p>
      <text:p text:style-name="P16"><text:s/>A fizikai kapcsolatokat a phs_links_table (vagy a phs_links nézet) tábla írja le. Ez a tábla csak manuálisan tölthető fel, létrehozása és karbantartása adatrögzítői feladat.</text:p>
      <text:p text:style-name="P17">Az adatbázis a fizikai linkek alapján automatikusan hozza létre a logikai kapcsolatok tábláját, ami csak az aktív eszközök logikai kapcsolatát tartalmazza.</text:p>
      <text:p text:style-name="P76">Az előzőek mellett van egy harmadik topológiát leíró tábla. A legtöbb menedzselhető hálózati elem (switch) az LLDP protokoll segítségével képes feltérképezni az (LLDP képes) aktív elemek logikai topológiáját.</text:p>
      <text:p text:style-name="P17">A topológiát leíró táblák mellett az adatbázis mi<text:span text:style-name="T22">ndhárom esetben</text:span> tartalmaz egy nézet (view) táblát is. A tábla rekordjai által reprezentált kapcsolatok logikailag szimmetrikusak, viszont a tárolásuk aszimmetrikus. Ezt az ellentmondást oldja fel a nézet tábla azzal, hogy minden rekordot kétszer tartalmaz, ahol a másodpéldány „irránya” ellenté<text:span text:style-name="T22">t</text:span>es.</text:p>
      <text:h text:style-name="Heading_20_3" text:outline-level="3">Fizikai topológia (<text:span text:style-name="T20">phs_links_table</text:span>, <text:span text:style-name="T18">ph</text:span><text:span text:style-name="T21">s</text:span><text:span text:style-name="T18">_links</text:span>)</text:h>
      <text:p text:style-name="P77">A tábla minden eleme egy-egy összeköttetést (patch kábel, fali kábel, stb.) reprezentál. Mivel a phs_links_table tábla sorai ellentétben az általa reprezentált kapcsolatokkal aszimmetrikusak, ezért <text:soft-page-break/>az adatbázis tartalmaz egy azonos szerkezetű phs_links nézet táblát, amiben minden kapcsolat kétszer szerepel, egy a valós táblával azonos, és egy fordított irányú.</text:p>
      <text:p text:style-name="P18">phs_links_table (phs_links)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52">phs_link_id</text:p>
          </table:table-cell>
          <table:table-cell table:style-name="Táblázat4.A1" office:value-type="string">
            <text:p text:style-name="P52">bigint</text:p>
          </table:table-cell>
          <table:table-cell table:style-name="Táblázat4.C1" office:value-type="string">
            <text:p text:style-name="P52">Egyedi azonosító</text:p>
          </table:table-cell>
        </table:table-row>
        <table:table-row>
          <table:table-cell table:style-name="Táblázat4.A2" office:value-type="string">
            <text:p text:style-name="P52">port_id1</text:p>
          </table:table-cell>
          <table:table-cell table:style-name="Táblázat4.A2" office:value-type="string">
            <text:p text:style-name="P52">bigint</text:p>
          </table:table-cell>
          <table:table-cell table:style-name="Táblázat4.C2" office:value-type="string">
            <text:p text:style-name="P52">A patch vagy fali kábellel összekötött egyik portra mutató kulcs.</text:p>
          </table:table-cell>
        </table:table-row>
        <table:table-row>
          <table:table-cell table:style-name="Táblázat4.A2" office:value-type="string">
            <text:p text:style-name="P52">port_id2</text:p>
          </table:table-cell>
          <table:table-cell table:style-name="Táblázat4.A2" office:value-type="string">
            <text:p text:style-name="P52">bigint</text:p>
          </table:table-cell>
          <table:table-cell table:style-name="Táblázat4.C2" office:value-type="string">
            <text:p text:style-name="P52">A patch vagy fali kábellel összekötött másik portra mutató kulcs.</text:p>
          </table:table-cell>
        </table:table-row>
        <table:table-row>
          <table:table-cell table:style-name="Táblázat4.A2" office:value-type="string">
            <text:p text:style-name="P52">phs_link_type1</text:p>
          </table:table-cell>
          <table:table-cell table:style-name="Táblázat4.A2" office:value-type="string">
            <text:p text:style-name="P53">enum(<text:span text:style-name="T36">phslinktype</text:span>)</text:p>
          </table:table-cell>
          <table:table-cell table:style-name="Táblázat4.C2" office:value-type="string">
            <text:p text:style-name="P52">A csatlakozás típusa a port_id1 által azonosított porton.</text:p>
          </table:table-cell>
        </table:table-row>
        <table:table-row>
          <table:table-cell table:style-name="Táblázat4.A2" office:value-type="string">
            <text:p text:style-name="P52">phs_link_type2</text:p>
          </table:table-cell>
          <table:table-cell table:style-name="Táblázat4.A2" office:value-type="string">
            <text:p text:style-name="P53">enum(<text:span text:style-name="T36">phslinktype</text:span>)</text:p>
          </table:table-cell>
          <table:table-cell table:style-name="Táblázat4.C2" office:value-type="string">
            <text:p text:style-name="P52">A csatlakozás típusa a port_id2 által azonosított porton.</text:p>
          </table:table-cell>
        </table:table-row>
        <table:table-row>
          <table:table-cell table:style-name="Táblázat4.A2" office:value-type="string">
            <text:p text:style-name="P52">phs_link_note</text:p>
          </table:table-cell>
          <table:table-cell table:style-name="Táblázat4.A2" office:value-type="string">
            <text:p text:style-name="P52">text</text:p>
          </table:table-cell>
          <table:table-cell table:style-name="Táblázat4.C2" office:value-type="string">
            <text:p text:style-name="P52">Megjegyzés</text:p>
          </table:table-cell>
        </table:table-row>
        <table:table-row>
          <table:table-cell table:style-name="Táblázat4.A2" office:value-type="string">
            <text:p text:style-name="P52">port_shared</text:p>
          </table:table-cell>
          <table:table-cell table:style-name="Táblázat4.A2" office:value-type="string">
            <text:p text:style-name="P52">enum(...)</text:p>
          </table:table-cell>
          <table:table-cell table:style-name="Táblázat4.C2" office:value-type="string">
            <text:p text:style-name="P52">Megosztás (l. később)</text:p>
          </table:table-cell>
        </table:table-row>
        <table:table-row>
          <table:table-cell table:style-name="Táblázat4.A2" office:value-type="string">
            <text:p text:style-name="P52">link_type</text:p>
          </table:table-cell>
          <table:table-cell table:style-name="Táblázat4.A2" office:value-type="string">
            <text:p text:style-name="P52">enum(...)</text:p>
          </table:table-cell>
          <table:table-cell table:style-name="Táblázat4.C2" office:value-type="string">
            <text:p text:style-name="P52">Kapcsolat típusa.</text:p>
          </table:table-cell>
        </table:table-row>
        <table:table-row>
          <table:table-cell table:style-name="Táblázat4.A2" office:value-type="string">
            <text:p text:style-name="P52">create_time</text:p>
          </table:table-cell>
          <table:table-cell table:style-name="Táblázat4.A2" office:value-type="string">
            <text:p text:style-name="P52">timestamp</text:p>
          </table:table-cell>
          <table:table-cell table:style-name="Táblázat4.C2" office:value-type="string">
            <text:p text:style-name="P52">A bejegyzés keletkezésének az időpontja</text:p>
          </table:table-cell>
        </table:table-row>
        <table:table-row>
          <table:table-cell table:style-name="Táblázat4.A2" office:value-type="string">
            <text:p text:style-name="P52">create_user_id</text:p>
          </table:table-cell>
          <table:table-cell table:style-name="Táblázat4.A2" office:value-type="string">
            <text:p text:style-name="P52">bigint</text:p>
          </table:table-cell>
          <table:table-cell table:style-name="Táblázat4.C2" office:value-type="string">
            <text:p text:style-name="P52">A bejegyzést létrehozó felhasználót azonosító kulcs.</text:p>
          </table:table-cell>
        </table:table-row>
        <table:table-row>
          <table:table-cell table:style-name="Táblázat4.A2" office:value-type="string">
            <text:p text:style-name="P54">modify_time</text:p>
          </table:table-cell>
          <table:table-cell table:style-name="Táblázat4.A2" office:value-type="string">
            <text:p text:style-name="P54">timestamp</text:p>
          </table:table-cell>
          <table:table-cell table:style-name="Táblázat4.C2" office:value-type="string">
            <text:p text:style-name="P54">Az utolsó módosítás időpontja</text:p>
          </table:table-cell>
        </table:table-row>
        <table:table-row>
          <table:table-cell table:style-name="Táblázat4.A2" office:value-type="string">
            <text:p text:style-name="P52"><text:span text:style-name="T23">modify</text:span>_user_id</text:p>
          </table:table-cell>
          <table:table-cell table:style-name="Táblázat4.A2" office:value-type="string">
            <text:p text:style-name="P52">bigint</text:p>
          </table:table-cell>
          <table:table-cell table:style-name="Táblázat4.C2" office:value-type="string">
            <text:p text:style-name="P52">A bejegyzést <text:span text:style-name="T23">utoljára módosító</text:span> felhasználót azonosító kulcs.</text:p>
          </table:table-cell>
        </table:table-row>
        <table:table-row>
          <table:table-cell table:style-name="Táblázat4.A2" office:value-type="string">
            <text:p text:style-name="P54">forward</text:p>
          </table:table-cell>
          <table:table-cell table:style-name="Táblázat4.A2" office:value-type="string">
            <text:p text:style-name="P54">boolean</text:p>
          </table:table-cell>
          <table:table-cell table:style-name="Táblázat4.C2" office:value-type="string">
            <text:p text:style-name="P54">A phs_links_table -ban mindig true, a phs_links nézetben viszont az extra sorok esetén false.</text:p>
          </table:table-cell>
        </table:table-row>
      </table:table>
      <text:p text:style-name="P23">Ahol a phslinktype lehetséges értékei:</text:p>
      <text:list xml:id="list8314484305113195597" text:style-name="L9">
        <text:list-item>
          <text:p text:style-name="P88">Front<text:tab/>Pach panel vagy fali csatlakozó előlapi cstlakozás</text:p>
        </text:list-item>
        <text:list-item>
          <text:p text:style-name="P88">Back<text:tab/>Pach panel vagy fali csatlakozó hátlapi cstlakozás</text:p>
        </text:list-item>
        <text:list-item>
          <text:p text:style-name="P88">Term<text:tab/>Hálózati végpont csatlakozás.</text:p>
        </text:list-item>
      </text:list>
      <text:p text:style-name="P78">A port_shared mező az esetleges előlapi megosztást jelzi. Ekkor a rekord egy patch panel vagy falicsatlakozó előlapi portjára csatlakozó (Front) megosztó elem egyik megosztott portja és egy aktív elem portjának (Term) kapcsolatát reprezentálja. A hátlapi és előlapi megosztásokat, ill. azok ütközését az adatbázis logika ellenőrzi.</text:p>
      <text:h text:style-name="P119" text:outline-level="3">Logikai topológia</text:h>
      <text:p text:style-name="P22">A fizikai topológia alapján autómatikusan az adatbázis logika hozza létre.</text:p>
      <text:h text:style-name="P119" text:outline-level="3">LLDP protokoll segítségével feltérképezett topológia (<text:span text:style-name="T20">lldp_links_table</text:span>, <text:span text:style-name="T18">lldp_links</text:span>)</text:h>
      <text:p text:style-name="P22">Menedzselhető eszközök logikai kapcsolata, amennyiben azok ismerik az LLDP protokollt, lekérdezhető. A rendszer automatikus feltérképező funkciója egy kiinduló elem megadásával végighalad a teljes (összefüggő) LLDP-vel felfedezhető gráfon, és egyrész felveszi, vagy frissíti a csomóponti eszközöket, valamint rögzíti az így előállt logokai rész topológiát az lldp_links_table táblában.</text:p>
      <text:h text:style-name="Heading_20_2" text:outline-level="2"><text:soft-page-break/>Felhasználói adatok</text:h>
      <text:h text:style-name="Heading_20_2" text:outline-level="2">Szolgáltatások, a lekérdező rendszer</text:h>
      <text:h text:style-name="Heading_20_2" text:outline-level="2">Riasztások, a riasztási rendsz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egjegzés" style:family="paragraph" style:parent-style-name="First_20_line_20_indent" style:master-page-name="">
      <style:paragraph-properties fo:margin-left="2cm" fo:margin-right="0cm" fo:text-indent="-2cm" style:auto-text-indent="false" style:page-number="auto">
        <style:tab-stops/>
      </style:paragraph-properties>
      <style:text-properties fo:font-size="10.5pt" fo:font-style="italic" style:font-size-asian="10.5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08:28.175350477</meta:creation-date>
    <dc:date>2015-11-10T12:34:06.818929749</dc:date>
    <meta:editing-duration>PT9H28M17S</meta:editing-duration>
    <meta:editing-cycles>23</meta:editing-cycles>
    <meta:generator>LibreOffice/4.2.8.2$Linux_X86_64 LibreOffice_project/420m0$Build-2</meta:generator>
    <meta:document-statistic meta:table-count="9" meta:image-count="0" meta:object-count="0" meta:page-count="10" meta:paragraph-count="409" meta:word-count="2334" meta:character-count="17228" meta:non-whitespace-character-count="15336"/>
  </office:meta>
</office:document-meta>
</file>